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S Mincho" svg:font-family="'MS Mincho', 'ＭＳ 明朝'" style:font-family-generic="modern"/>
    <style:font-face style:name="Monaco" svg:font-family="Monaco, '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632in" fo:margin-left="-0.0819in" table:align="left" style:writing-mode="lr-tb"/>
    </style:style>
    <style:style style:name="Table1.A" style:family="table-column">
      <style:table-column-properties style:column-width="1.1736in"/>
    </style:style>
    <style:style style:name="Table1.B" style:family="table-column">
      <style:table-column-properties style:column-width="1.1924in"/>
    </style:style>
    <style:style style:name="Table1.C" style:family="table-column">
      <style:table-column-properties style:column-width="0.9979in"/>
    </style:style>
    <style:style style:name="Table1.D" style:family="table-column">
      <style:table-column-properties style:column-width="1.1438in"/>
    </style:style>
    <style:style style:name="Table1.E" style:family="table-column">
      <style:table-column-properties style:column-width="0.4986in"/>
    </style:style>
    <style:style style:name="Table1.F" style:family="table-column">
      <style:table-column-properties style:column-width="1.6569in"/>
    </style:style>
    <style:style style:name="Table1.1" style:family="table-row">
      <style:table-row-properties style:row-height="0.5118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5" style:family="table-row">
      <style:table-row-properties style:min-row-height="0.5444in" style:keep-together="false" fo:keep-together="always"/>
    </style:style>
    <style:style style:name="Table2" style:family="table">
      <style:table-properties style:width="6.5396in" fo:margin-left="-0.0819in" table:align="left" style:writing-mode="lr-tb"/>
    </style:style>
    <style:style style:name="Table2.A" style:family="table-column">
      <style:table-column-properties style:column-width="3.7778in"/>
    </style:style>
    <style:style style:name="Table2.B" style:family="table-column">
      <style:table-column-properties style:column-width="2.7618in"/>
    </style:style>
    <style:style style:name="Table2.1" style:family="table-row">
      <style:table-row-properties style:row-height="0.5667in" style:keep-together="false" fo:keep-together="always"/>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1.0382in" style:keep-together="false" fo:keep-together="always"/>
    </style:style>
    <style:style style:name="Table3" style:family="table">
      <style:table-properties style:width="6.541in" fo:margin-left="-0.0819in" table:align="left" style:writing-mode="lr-tb"/>
    </style:style>
    <style:style style:name="Table3.A" style:family="table-column">
      <style:table-column-properties style:column-width="2.6535in"/>
    </style:style>
    <style:style style:name="Table3.B" style:family="table-column">
      <style:table-column-properties style:column-width="3.8875in"/>
    </style:style>
    <style:style style:name="Table3.1" style:family="table-row">
      <style:table-row-properties style:row-height="0.5118in" style:keep-together="false" fo:keep-together="always"/>
    </style:style>
    <style:style style:name="Table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middle" fo:padding-left="0.075in" fo:padding-right="0.075in" fo:padding-top="0in" fo:padding-bottom="0in" fo:border="0.0069in solid #000000" style:writing-mode="lr-tb"/>
    </style:style>
    <style:style style:name="Table4" style:family="table">
      <style:table-properties style:width="6.541in" fo:margin-left="-0.0819in" table:align="left" style:writing-mode="lr-tb"/>
    </style:style>
    <style:style style:name="Table4.A" style:family="table-column">
      <style:table-column-properties style:column-width="2.4875in"/>
    </style:style>
    <style:style style:name="Table4.B" style:family="table-column">
      <style:table-column-properties style:column-width="2.4083in"/>
    </style:style>
    <style:style style:name="Table4.C" style:family="table-column">
      <style:table-column-properties style:column-width="1.6451in"/>
    </style:style>
    <style:style style:name="Table4.1" style:family="table-row">
      <style:table-row-properties style:min-row-height="0.2208in" style:keep-together="false" fo:keep-together="always"/>
    </style:style>
    <style:style style:name="Table4.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bottom" fo:padding-left="0.075in" fo:padding-right="0.075in" fo:padding-top="0in" fo:padding-bottom="0in" fo:border="0.0069in solid #000000" style:writing-mode="lr-tb"/>
    </style:style>
    <style:style style:name="Table4.2" style:family="table-row">
      <style:table-row-properties style:row-height="0.5118in" style:keep-together="false" fo:keep-together="always"/>
    </style:style>
    <style:style style:name="Table4.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middle" fo:padding-left="0.075in" fo:padding-right="0.075in" fo:padding-top="0in" fo:padding-bottom="0in" fo:border="0.0069in solid #000000" style:writing-mode="lr-tb"/>
    </style:style>
    <style:style style:name="Table5" style:family="table">
      <style:table-properties style:width="6.541in" fo:margin-left="-0.0819in" table:align="left" style:writing-mode="lr-tb"/>
    </style:style>
    <style:style style:name="Table5.A" style:family="table-column">
      <style:table-column-properties style:column-width="1.6896in"/>
    </style:style>
    <style:style style:name="Table5.B" style:family="table-column">
      <style:table-column-properties style:column-width="1.6125in"/>
    </style:style>
    <style:style style:name="Table5.D" style:family="table-column">
      <style:table-column-properties style:column-width="1.626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5118in" style:keep-together="true" fo:keep-together="auto"/>
    </style:style>
    <style:style style:name="Table5.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5.D2" style:family="table-cell">
      <style:table-cell-properties style:vertical-align="middle" fo:padding-left="0.075in" fo:padding-right="0.075in" fo:padding-top="0in" fo:padding-bottom="0in" fo:border="0.0069in solid #000000" style:writing-mode="lr-tb"/>
    </style:style>
    <style:style style:name="Table6" style:family="table">
      <style:table-properties style:width="6.541in" fo:margin-left="-0.0819in" table:align="left" style:writing-mode="lr-tb"/>
    </style:style>
    <style:style style:name="Table6.A" style:family="table-column">
      <style:table-column-properties style:column-width="6.541in"/>
    </style:style>
    <style:style style:name="Table6.1" style:family="table-row">
      <style:table-row-properties style:min-row-height="0.4333in" style:keep-together="false" fo:keep-together="always"/>
    </style:style>
    <style:style style:name="Table6.A1" style:family="table-cell">
      <style:table-cell-properties style:vertical-align="middle" fo:padding-left="0.075in" fo:padding-right="0.075in" fo:padding-top="0in" fo:padding-bottom="0in" fo:border="0.0069in solid #000000" style:writing-mode="lr-tb"/>
    </style:style>
    <style:style style:name="Table6.2" style:family="table-row">
      <style:table-row-properties style:min-row-height="0.4063in" style:keep-together="false" fo:keep-together="always"/>
    </style:style>
    <style:style style:name="Table6.A3"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6.5396in" fo:margin-left="-0.0819in" table:align="left" style:writing-mode="lr-tb"/>
    </style:style>
    <style:style style:name="Table7.A" style:family="table-column">
      <style:table-column-properties style:column-width="1.5285in"/>
    </style:style>
    <style:style style:name="Table7.B" style:family="table-column">
      <style:table-column-properties style:column-width="5.0111in"/>
    </style:style>
    <style:style style:name="Table7.1" style:family="table-row">
      <style:table-row-properties style:min-row-height="0.1938in"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2" style:family="table-row">
      <style:table-row-properties style:min-row-height="0.3938in" style:keep-together="true" fo:keep-together="auto"/>
    </style:style>
    <style:style style:name="Table7.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middle" fo:padding-left="0.075in" fo:padding-right="0.075in" fo:padding-top="0in" fo:padding-bottom="0in" fo:border="0.0069in solid #000000" style:writing-mode="lr-tb"/>
    </style:style>
    <style:style style:name="Table7.5" style:family="table-row">
      <style:table-row-properties style:min-row-height="0.1979in" style:keep-together="true" fo:keep-together="auto"/>
    </style:style>
    <style:style style:name="Table7.6" style:family="table-row">
      <style:table-row-properties style:min-row-height="0.3882in" style:keep-together="true" fo:keep-together="auto"/>
    </style:style>
    <style:style style:name="Table8" style:family="table">
      <style:table-properties style:width="6.5396in" fo:margin-left="-0.0819in" table:align="left" style:writing-mode="lr-tb"/>
    </style:style>
    <style:style style:name="Table8.A" style:family="table-column">
      <style:table-column-properties style:column-width="1.5285in"/>
    </style:style>
    <style:style style:name="Table8.B" style:family="table-column">
      <style:table-column-properties style:column-width="5.0111in"/>
    </style:style>
    <style:style style:name="Table8.1" style:family="table-row">
      <style:table-row-properties style:min-row-height="0.1938in" style:keep-together="true" fo:keep-together="auto"/>
    </style:style>
    <style:style style:name="Table8.A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938in" style:keep-together="true" fo:keep-together="auto"/>
    </style:style>
    <style:style style:name="Table8.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middle" fo:padding-left="0.075in" fo:padding-right="0.075in" fo:padding-top="0in" fo:padding-bottom="0in" fo:border="0.0069in solid #000000" style:writing-mode="lr-tb"/>
    </style:style>
    <style:style style:name="Table8.5" style:family="table-row">
      <style:table-row-properties style:min-row-height="0.1979in" style:keep-together="true" fo:keep-together="auto"/>
    </style:style>
    <style:style style:name="Table8.6" style:family="table-row">
      <style:table-row-properties style:min-row-height="0.3576in" style:keep-together="true" fo:keep-together="auto"/>
    </style:style>
    <style:style style:name="Table9" style:family="table">
      <style:table-properties style:width="6.5396in" fo:margin-left="-0.0819in" table:align="left" style:writing-mode="lr-tb"/>
    </style:style>
    <style:style style:name="Table9.A" style:family="table-column">
      <style:table-column-properties style:column-width="1.5285in"/>
    </style:style>
    <style:style style:name="Table9.B" style:family="table-column">
      <style:table-column-properties style:column-width="5.0111in"/>
    </style:style>
    <style:style style:name="Table9.1" style:family="table-row">
      <style:table-row-properties style:min-row-height="0.1938in" style:keep-together="true" fo:keep-together="auto"/>
    </style:style>
    <style:style style:name="Table9.A1" style:family="table-cell">
      <style:table-cell-properties style:vertical-align="top" fo:padding-left="0.075in" fo:padding-right="0.075in" fo:padding-top="0in" fo:padding-bottom="0in" fo:border="0.0069in solid #000000" style:writing-mode="lr-tb"/>
    </style:style>
    <style:style style:name="Table9.2" style:family="table-row">
      <style:table-row-properties style:min-row-height="0.3938in" style:keep-together="true" fo:keep-together="auto"/>
    </style:style>
    <style:style style:name="Table9.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B2" style:family="table-cell">
      <style:table-cell-properties style:vertical-align="middle" fo:padding-left="0.075in" fo:padding-right="0.075in" fo:padding-top="0in" fo:padding-bottom="0in" fo:border="0.0069in solid #000000" style:writing-mode="lr-tb"/>
    </style:style>
    <style:style style:name="Table9.5" style:family="table-row">
      <style:table-row-properties style:min-row-height="0.1979in" style:keep-together="true" fo:keep-together="auto"/>
    </style:style>
    <style:style style:name="Table9.6" style:family="table-row">
      <style:table-row-properties style:min-row-height="0.3576in" style:keep-together="true" fo:keep-together="auto"/>
    </style:style>
    <style:style style:name="Table10" style:family="table">
      <style:table-properties style:width="6.541in" fo:margin-left="-0.0819in" table:align="left" style:writing-mode="lr-tb"/>
    </style:style>
    <style:style style:name="Table10.A" style:family="table-column">
      <style:table-column-properties style:column-width="6.541in"/>
    </style:style>
    <style:style style:name="Table10.1" style:family="table-row">
      <style:table-row-properties style:min-row-height="1.1139in" style:keep-together="false" fo:keep-together="always"/>
    </style:style>
    <style:style style:name="Table10.A1"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541in" fo:margin-left="-0.0819in" table:align="left" style:writing-mode="lr-tb"/>
    </style:style>
    <style:style style:name="Table11.A" style:family="table-column">
      <style:table-column-properties style:column-width="1.4417in"/>
    </style:style>
    <style:style style:name="Table11.B" style:family="table-column">
      <style:table-column-properties style:column-width="5.0993in"/>
    </style:style>
    <style:style style:name="Table11.1" style:family="table-row">
      <style:table-row-properties style:min-row-height="0.4333in" style:keep-together="true" fo:keep-together="auto"/>
    </style:style>
    <style:style style:name="Table1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middle" fo:padding-left="0.075in" fo:padding-right="0.075in" fo:padding-top="0in" fo:padding-bottom="0in" fo:border="0.0069in solid #000000" style:writing-mode="lr-tb"/>
    </style:style>
    <style:style style:name="Table12" style:family="table">
      <style:table-properties style:width="6.541in" fo:margin-left="-0.0819in" table:align="left" style:writing-mode="lr-tb"/>
    </style:style>
    <style:style style:name="Table12.A" style:family="table-column">
      <style:table-column-properties style:column-width="1.4417in"/>
    </style:style>
    <style:style style:name="Table12.B" style:family="table-column">
      <style:table-column-properties style:column-width="5.0993in"/>
    </style:style>
    <style:style style:name="Table12.1" style:family="table-row">
      <style:table-row-properties style:min-row-height="0.4333in" style:keep-together="true" fo:keep-together="auto"/>
    </style:style>
    <style:style style:name="Table1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middle" fo:padding-left="0.075in" fo:padding-right="0.075in" fo:padding-top="0in" fo:padding-bottom="0in" fo:border="0.0069in solid #000000" style:writing-mode="lr-tb"/>
    </style:style>
    <style:style style:name="Table13" style:family="table">
      <style:table-properties style:width="6.541in" fo:margin-left="-0.0819in" table:align="left" style:writing-mode="lr-tb"/>
    </style:style>
    <style:style style:name="Table13.A" style:family="table-column">
      <style:table-column-properties style:column-width="0.991in"/>
    </style:style>
    <style:style style:name="Table13.B" style:family="table-column">
      <style:table-column-properties style:column-width="2.1625in"/>
    </style:style>
    <style:style style:name="Table13.C" style:family="table-column">
      <style:table-column-properties style:column-width="1.625in"/>
    </style:style>
    <style:style style:name="Table13.D" style:family="table-column">
      <style:table-column-properties style:column-width="1in"/>
    </style:style>
    <style:style style:name="Table13.E" style:family="table-column">
      <style:table-column-properties style:column-width="0.7625in"/>
    </style:style>
    <style:style style:name="Table13.1" style:family="table-row">
      <style:table-row-properties style:keep-together="true" fo:keep-together="auto"/>
    </style:style>
    <style:style style:name="Table13.A1" style:family="table-cell">
      <style:table-cell-properties style:vertical-align="middle" fo:padding-left="0.075in" fo:padding-right="0.075in" fo:padding-top="0in" fo:padding-bottom="0in" fo:border-left="0.0069in solid #000000" fo:border-right="none" fo:border-top="0.0069in solid #000000" fo:border-bottom="0.0139in solid #000000" style:writing-mode="lr-tb"/>
    </style:style>
    <style:style style:name="Table13.E1" style:family="table-cell">
      <style:table-cell-properties style:vertical-align="middle" fo:padding-left="0.075in" fo:padding-right="0.075in" fo:padding-top="0in" fo:padding-bottom="0in" fo:border-left="0.0069in solid #000000" fo:border-right="0.0069in solid #000000" fo:border-top="0.0069in solid #000000" fo:border-bottom="0.0139in solid #000000" style:writing-mode="lr-tb"/>
    </style:style>
    <style:style style:name="Table13.2" style:family="table-row">
      <style:table-row-properties style:min-row-height="0.591in" style:keep-together="true" fo:keep-together="auto"/>
    </style:style>
    <style:style style:name="Table13.A2" style:family="table-cell">
      <style:table-cell-properties style:vertical-align="middle" fo:padding-left="0.075in" fo:padding-right="0.075in" fo:padding-top="0in" fo:padding-bottom="0in" fo:border-left="0.0069in solid #000000" fo:border-right="none" fo:border-top="0.0139in solid #000000" fo:border-bottom="0.0069in solid #000000" style:writing-mode="lr-tb"/>
    </style:style>
    <style:style style:name="Table13.E2" style:family="table-cell">
      <style:table-cell-properties style:vertical-align="middle" fo:padding-left="0.075in" fo:padding-right="0.075in" fo:padding-top="0in" fo:padding-bottom="0in" fo:border-left="0.0069in solid #000000" fo:border-right="0.0069in solid #000000" fo:border-top="0.0139in solid #000000" fo:border-bottom="0.0069in solid #000000" style:writing-mode="lr-tb"/>
    </style:style>
    <style:style style:name="Table13.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3.E3" style:family="table-cell">
      <style:table-cell-properties style:vertical-align="middle" fo:padding-left="0.075in" fo:padding-right="0.075in" fo:padding-top="0in" fo:padding-bottom="0in" fo:border="0.0069in solid #000000" style:writing-mode="lr-tb"/>
    </style:style>
    <style:style style:name="Table13.10" style:family="table-row">
      <style:table-row-properties style:min-row-height="0.5944in" style:keep-together="true" fo:keep-together="auto"/>
    </style:style>
    <style:style style:name="Table14" style:family="table">
      <style:table-properties style:width="6.541in" fo:margin-left="-0.0819in" table:align="left" style:writing-mode="lr-tb"/>
    </style:style>
    <style:style style:name="Table14.A" style:family="table-column">
      <style:table-column-properties style:column-width="0.9035in"/>
    </style:style>
    <style:style style:name="Table14.B" style:family="table-column">
      <style:table-column-properties style:column-width="0.5in"/>
    </style:style>
    <style:style style:name="Table14.C" style:family="table-column">
      <style:table-column-properties style:column-width="5.1375in"/>
    </style:style>
    <style:style style:name="Table14.1" style:family="table-row">
      <style:table-row-properties style:min-row-height="0.3938in" style:keep-together="true" fo:keep-together="auto"/>
    </style:style>
    <style:style style:name="Table1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4.C1" style:family="table-cell">
      <style:table-cell-properties style:vertical-align="middle" fo:padding-left="0.075in" fo:padding-right="0.075in" fo:padding-top="0in" fo:padding-bottom="0in" fo:border="0.0069in solid #000000" style:writing-mode="lr-tb"/>
    </style:style>
    <style:style style:name="Table14.2" style:family="table-row">
      <style:table-row-properties style:min-row-height="0.709in" style:keep-together="true" fo:keep-together="auto"/>
    </style:style>
    <style:style style:name="Table14.11" style:family="table-row">
      <style:table-row-properties style:min-row-height="0.5931in" style:keep-together="true" fo:keep-together="auto"/>
    </style:style>
    <style:style style:name="Table15" style:family="table">
      <style:table-properties style:width="6.541in" fo:margin-left="-0.0819in" table:align="left" style:writing-mode="lr-tb"/>
    </style:style>
    <style:style style:name="Table15.A" style:family="table-column">
      <style:table-column-properties style:column-width="2.5285in"/>
    </style:style>
    <style:style style:name="Table15.B" style:family="table-column">
      <style:table-column-properties style:column-width="2in"/>
    </style:style>
    <style:style style:name="Table15.C" style:family="table-column">
      <style:table-column-properties style:column-width="2.0125in"/>
    </style:style>
    <style:style style:name="Table15.1" style:family="table-row">
      <style:table-row-properties style:min-row-height="0.1896in" style:keep-together="false" fo:keep-together="always"/>
    </style:style>
    <style:style style:name="Table1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middle" fo:padding-left="0.075in" fo:padding-right="0.075in" fo:padding-top="0in" fo:padding-bottom="0in" fo:border="0.0069in solid #000000" style:writing-mode="lr-tb"/>
    </style:style>
    <style:style style:name="Table15.2" style:family="table-row">
      <style:table-row-properties style:min-row-height="0.166in" style:keep-together="false" fo:keep-together="alway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3" style:family="table-row">
      <style:table-row-properties style:min-row-height="0.3938in" style:keep-together="true" fo:keep-together="auto"/>
    </style:style>
    <style:style style:name="Table16" style:family="table">
      <style:table-properties style:width="6.541in" fo:margin-left="-0.0819in" table:align="left" style:writing-mode="lr-tb"/>
    </style:style>
    <style:style style:name="Table16.A" style:family="table-column">
      <style:table-column-properties style:column-width="2.2278in"/>
    </style:style>
    <style:style style:name="Table16.B" style:family="table-column">
      <style:table-column-properties style:column-width="2.1493in"/>
    </style:style>
    <style:style style:name="Table16.C" style:family="table-column">
      <style:table-column-properties style:column-width="2.1639in"/>
    </style:style>
    <style:style style:name="Table16.1" style:family="table-row">
      <style:table-row-properties style:min-row-height="0.4722in" style:keep-together="true" fo:keep-together="auto"/>
    </style:style>
    <style:style style:name="Table16.A1" style:family="table-cell">
      <style:table-cell-properties style:vertical-align="top" fo:padding-left="0.075in" fo:padding-right="0.075in" fo:padding-top="0in" fo:padding-bottom="0in" fo:border="0.0069in solid #000000" style:writing-mode="lr-tb"/>
    </style:style>
    <style:style style:name="Table1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 style:family="table">
      <style:table-properties style:width="6.5507in" fo:margin-left="-0.0819in" table:align="left" style:writing-mode="lr-tb"/>
    </style:style>
    <style:style style:name="Table17.A" style:family="table-column">
      <style:table-column-properties style:column-width="6.5507in"/>
    </style:style>
    <style:style style:name="Table17.1" style:family="table-row">
      <style:table-row-properties style:min-row-height="3.15in" style:keep-together="true" fo:keep-together="auto"/>
    </style:style>
    <style:style style:name="Table17.A1" style:family="table-cell">
      <style:table-cell-properties style:vertical-align="top" fo:padding-left="0.075in" fo:padding-right="0.075in" fo:padding-top="0in" fo:padding-bottom="0in" fo:border="0.0069in solid #000000" style:writing-mode="lr-tb"/>
    </style:style>
    <style:style style:name="Table18" style:family="table">
      <style:table-properties style:width="6.7424in" fo:margin-left="-0.0819in" table:align="left" style:writing-mode="lr-tb"/>
    </style:style>
    <style:style style:name="Table18.A" style:family="table-column">
      <style:table-column-properties style:column-width="6.7424in"/>
    </style:style>
    <style:style style:name="Table18.1" style:family="table-row">
      <style:table-row-properties style:row-height="8.8597in" style:keep-together="true" fo:keep-together="auto"/>
    </style:style>
    <style:style style:name="Table18.A1" style:family="table-cell">
      <style:table-cell-properties style:vertical-align="top" fo:padding-left="0.075in" fo:padding-right="0.075in" fo:padding-top="0in" fo:padding-bottom="0in" fo:border="0.0069in solid #000000" style:writing-mode="lr-tb"/>
    </style:style>
    <style:style style:name="Table18.2" style:family="table-row">
      <style:table-row-properties style:min-row-height="0.591in" style:keep-together="true" fo:keep-together="auto"/>
    </style:style>
    <style:style style:name="Table19" style:family="table">
      <style:table-properties style:width="6.5424in" fo:margin-left="-0.0819in" table:align="left" style:writing-mode="lr-tb"/>
    </style:style>
    <style:style style:name="Table19.A" style:family="table-column">
      <style:table-column-properties style:column-width="1.8139in"/>
    </style:style>
    <style:style style:name="Table19.B" style:family="table-column">
      <style:table-column-properties style:column-width="1.4257in"/>
    </style:style>
    <style:style style:name="Table19.C" style:family="table-column">
      <style:table-column-properties style:column-width="1.5389in"/>
    </style:style>
    <style:style style:name="Table19.D" style:family="table-column">
      <style:table-column-properties style:column-width="1.7639in"/>
    </style:style>
    <style:style style:name="Table19.1" style:family="table-row">
      <style:table-row-properties style:min-row-height="0.9056in" style:keep-together="true" fo:keep-together="auto"/>
    </style:style>
    <style:style style:name="Table19.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9.D1" style:family="table-cell">
      <style:table-cell-properties style:vertical-align="middle" fo:padding-left="0.075in" fo:padding-right="0.075in" fo:padding-top="0in" fo:padding-bottom="0in" fo:border="0.0069in solid #000000" style:writing-mode="lr-tb"/>
    </style:style>
    <style:style style:name="Table19.2" style:family="table-row">
      <style:table-row-properties style:keep-together="true" fo:keep-together="auto"/>
    </style:style>
    <style:style style:name="Table19.3" style:family="table-row">
      <style:table-row-properties style:min-row-height="0.3729in" style:keep-together="true" fo:keep-together="auto"/>
    </style:style>
    <style:style style:name="Table19.8" style:family="table-row">
      <style:table-row-properties style:min-row-height="0.1563in" style:keep-together="true" fo:keep-together="auto"/>
    </style:style>
    <style:style style:name="Table19.A9"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 style:family="table">
      <style:table-properties style:width="6.9049in" fo:margin-left="-0.1319in" table:align="left" style:writing-mode="lr-tb"/>
    </style:style>
    <style:style style:name="Table20.A" style:family="table-column">
      <style:table-column-properties style:column-width="6.9049in"/>
    </style:style>
    <style:style style:name="Table20.1" style:family="table-row">
      <style:table-row-properties style:min-row-height="1.4764in" style:keep-together="true" fo:keep-together="auto"/>
    </style:style>
    <style:style style:name="Table20.A1"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8104in" fo:margin-left="-0.0819in" table:align="left" style:writing-mode="lr-tb"/>
    </style:style>
    <style:style style:name="Table21.A" style:family="table-column">
      <style:table-column-properties style:column-width="6.8104in"/>
    </style:style>
    <style:style style:name="Table21.1" style:family="table-row">
      <style:table-row-properties style:min-row-height="2.2368in" style:keep-together="true" fo:keep-together="auto"/>
    </style:style>
    <style:style style:name="Table21.A1" style:family="table-cell">
      <style:table-cell-properties style:vertical-align="top" fo:padding-left="0.075in" fo:padding-right="0.075in" fo:padding-top="0in" fo:padding-bottom="0in" fo:border="0.0069in solid #000000" style:writing-mode="lr-tb"/>
    </style:style>
    <style:style style:name="Table22" style:family="table">
      <style:table-properties style:width="6.541in" fo:margin-left="-0.0819in" table:align="left" style:writing-mode="lr-tb"/>
    </style:style>
    <style:style style:name="Table22.A" style:family="table-column">
      <style:table-column-properties style:column-width="6.541in"/>
    </style:style>
    <style:style style:name="Table22.1" style:family="table-row">
      <style:table-row-properties style:min-row-height="2.2903in" style:keep-together="true" fo:keep-together="auto"/>
    </style:style>
    <style:style style:name="Table22.A1" style:family="table-cell">
      <style:table-cell-properties style:vertical-align="top" fo:padding-left="0.075in" fo:padding-right="0.075in" fo:padding-top="0in" fo:padding-bottom="0in" fo:border="0.0069in solid #000000" style:writing-mode="lr-tb"/>
    </style:style>
    <style:style style:name="Table22.2" style:family="table-row">
      <style:table-row-properties style:min-row-height="0.4986in" style:keep-together="true" fo:keep-together="auto"/>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 style:family="paragraph" style:parent-style-name="Standard">
      <style:paragraph-properties fo:line-height="150%" style:snap-to-layout-grid="false"/>
    </style:style>
    <style:style style:name="P4" style:family="paragraph" style:parent-style-name="Standard">
      <style:paragraph-properties fo:line-height="150%">
        <style:tab-stops>
          <style:tab-stop style:position="0.3937in"/>
        </style:tab-stops>
      </style:paragraph-properties>
    </style:style>
    <style:style style:name="P5" style:family="paragraph" style:parent-style-name="Standard">
      <style:paragraph-properties fo:line-height="150%">
        <style:tab-stops>
          <style:tab-stop style:position="0.3937in"/>
          <style:tab-stop style:position="2.6583in"/>
          <style:tab-stop style:position="3.3472in"/>
          <style:tab-stop style:position="6.3984in"/>
        </style:tab-stops>
      </style:paragraph-properties>
    </style:style>
    <style:style style:name="P6" style:family="paragraph" style:parent-style-name="Standard">
      <style:paragraph-properties fo:line-height="150%">
        <style:tab-stops>
          <style:tab-stop style:position="0.3937in"/>
          <style:tab-stop style:position="2.6575in"/>
          <style:tab-stop style:position="3.3472in"/>
          <style:tab-stop style:position="6.3984in"/>
        </style:tab-stops>
      </style:paragraph-properties>
    </style:style>
    <style:style style:name="P7" style:family="paragraph" style:parent-style-name="Standard">
      <style:paragraph-properties fo:line-height="150%">
        <style:tab-stops>
          <style:tab-stop style:position="0.3937in"/>
          <style:tab-stop style:position="3.3472in"/>
          <style:tab-stop style:position="6.3984in"/>
        </style:tab-stops>
      </style:paragraph-properties>
    </style:style>
    <style:style style:name="P8" style:family="paragraph" style:parent-style-name="Standard">
      <style:paragraph-properties fo:line-height="150%">
        <style:tab-stops>
          <style:tab-stop style:position="1.2799in"/>
          <style:tab-stop style:position="1.9689in"/>
          <style:tab-stop style:position="3.5437in"/>
          <style:tab-stop style:position="4.5283in"/>
          <style:tab-stop style:position="6.1035in"/>
        </style:tab-stops>
      </style:paragraph-properties>
    </style:style>
    <style:style style:name="P9" style:family="paragraph" style:parent-style-name="Standard">
      <style:paragraph-properties fo:line-height="150%">
        <style:tab-stops>
          <style:tab-stop style:position="0.3937in"/>
          <style:tab-stop style:position="0.5909in"/>
          <style:tab-stop style:position="0.689in"/>
        </style:tab-stops>
      </style:paragraph-properties>
    </style:style>
    <style:style style:name="P10" style:family="paragraph" style:parent-style-name="Standard">
      <style:paragraph-properties style:snap-to-layout-grid="false"/>
    </style:style>
    <style:style style:name="P11" style:family="paragraph" style:parent-style-name="Standard">
      <style:text-properties fo:language="nb" fo:country="NO"/>
    </style:style>
    <style:style style:name="P12" style:family="paragraph" style:parent-style-name="Standard">
      <style:paragraph-properties style:snap-to-layout-grid="false"/>
      <style:text-properties fo:language="nb" fo:country="NO"/>
    </style:style>
    <style:style style:name="P13" style:family="paragraph" style:parent-style-name="Standard">
      <style:paragraph-properties fo:line-height="150%"/>
      <style:text-properties fo:language="nb" fo:country="NO"/>
    </style:style>
    <style:style style:name="P14" style:family="paragraph" style:parent-style-name="Standard">
      <style:paragraph-properties fo:line-height="150%" style:snap-to-layout-grid="false"/>
      <style:text-properties fo:language="nb" fo:country="NO"/>
    </style:style>
    <style:style style:name="P15" style:family="paragraph" style:parent-style-name="Standard">
      <style:paragraph-properties fo:line-height="150%"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16" style:family="paragraph" style:parent-style-name="Standard">
      <style:paragraph-properties fo:line-height="150%"/>
      <style:text-properties fo:language="nb" fo:country="NO" fo:font-weight="bold" style:font-weight-asian="bold"/>
    </style:style>
    <style:style style:name="P17" style:family="paragraph" style:parent-style-name="Standard">
      <style:paragraph-properties fo:line-height="150%"/>
      <style:text-properties fo:language="nb" fo:country="NO" fo:font-weight="bold" style:font-weight-asian="bold" style:font-weight-complex="bold"/>
    </style:style>
    <style:style style:name="P18" style:family="paragraph" style:parent-style-name="Standard">
      <style:paragraph-properties fo:text-align="center" style:justify-single-word="false" style:snap-to-layout-grid="false"/>
      <style:text-properties fo:language="nb" fo:country="NO" fo:font-weight="bold" style:font-weight-asian="bold" style:font-weight-complex="bold"/>
    </style:style>
    <style:style style:name="P19" style:family="paragraph" style:parent-style-name="Standard">
      <style:text-properties fo:language="nb" fo:country="NO" style:text-underline-style="solid" style:text-underline-width="auto" style:text-underline-color="font-color"/>
    </style:style>
    <style:style style:name="P20" style:family="paragraph" style:parent-style-name="Standard">
      <style:paragraph-properties fo:line-height="150%">
        <style:tab-stops>
          <style:tab-stop style:position="1.9689in"/>
        </style:tab-stops>
      </style:paragraph-properties>
      <style:text-properties fo:language="nb" fo:country="NO" style:text-underline-style="solid" style:text-underline-width="auto" style:text-underline-color="font-color"/>
    </style:style>
    <style:style style:name="P21" style:family="paragraph" style:parent-style-name="Standard">
      <style:paragraph-properties>
        <style:tab-stops>
          <style:tab-stop style:position="1.2799in"/>
        </style:tab-stops>
      </style:paragraph-properties>
      <style:text-properties fo:language="nb" fo:country="NO"/>
    </style:style>
    <style:style style:name="P22" style:family="paragraph" style:parent-style-name="Standard">
      <style:paragraph-properties fo:text-align="justify" style:justify-single-word="false"/>
      <style:text-properties fo:language="nb" fo:country="NO"/>
    </style:style>
    <style:style style:name="P23"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24" style:family="paragraph" style:parent-style-name="Standard">
      <style:paragraph-properties fo:text-align="justify" style:justify-single-word="false">
        <style:tab-stops>
          <style:tab-stop style:position="3.3752in"/>
        </style:tab-stops>
      </style:paragraph-properties>
      <style:text-properties fo:language="nb" fo:country="NO"/>
    </style:style>
    <style:style style:name="P25" style:family="paragraph" style:parent-style-name="Standard">
      <style:paragraph-properties>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26" style:family="paragraph" style:parent-style-name="Standard">
      <style:paragraph-properties style:snap-to-layout-grid="false">
        <style:tab-stops>
          <style:tab-stop style:position="0.3937in"/>
          <style:tab-stop style:position="0.5909in"/>
          <style:tab-stop style:position="0.689in"/>
        </style:tab-stops>
      </style:paragraph-properties>
      <style:text-properties fo:language="nb" fo:country="NO"/>
    </style:style>
    <style:style style:name="P27" style:family="paragraph" style:parent-style-name="Standard">
      <style:paragraph-properties>
        <style:tab-stops>
          <style:tab-stop style:position="0.4925in"/>
        </style:tab-stops>
      </style:paragraph-properties>
      <style:text-properties fo:language="nb" fo:country="NO"/>
    </style:style>
    <style:style style:name="P28" style:family="paragraph" style:parent-style-name="Standard">
      <style:paragraph-properties>
        <style:tab-stops>
          <style:tab-stop style:position="2.25in"/>
          <style:tab-stop style:position="4.6252in"/>
        </style:tab-stops>
      </style:paragraph-properties>
      <style:text-properties fo:language="nb" fo:country="NO"/>
    </style:style>
    <style:style style:name="P29" style:family="paragraph" style:parent-style-name="Standard">
      <style:paragraph-properties>
        <style:tab-stops>
          <style:tab-stop style:position="2.25in"/>
          <style:tab-stop style:position="3.3752in"/>
        </style:tab-stops>
      </style:paragraph-properties>
      <style:text-properties fo:language="nb" fo:country="NO"/>
    </style:style>
    <style:style style:name="P30" style:family="paragraph" style:parent-style-name="Standard">
      <style:paragraph-properties fo:line-height="150%"/>
      <style:text-properties fo:language="en" fo:country="US"/>
    </style:style>
    <style:style style:name="P31" style:family="paragraph" style:parent-style-name="Standard">
      <style:paragraph-properties fo:line-height="150%" style:snap-to-layout-grid="false"/>
      <style:text-properties fo:language="en" fo:country="US"/>
    </style:style>
    <style:style style:name="P32" style:family="paragraph" style:parent-style-name="Standard">
      <style:paragraph-properties>
        <style:tab-stops>
          <style:tab-stop style:position="1.2799in"/>
        </style:tab-stops>
      </style:paragraph-properties>
    </style:style>
    <style:style style:name="P33"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style:font-name="MS Mincho" fo:font-size="10pt" fo:language="en" fo:country="US" style:font-name-asian="MS Mincho" style:font-size-asian="10pt" style:font-name-complex="MS Mincho" style:font-size-complex="10pt"/>
    </style:style>
    <style:style style:name="P34" style:family="paragraph" style:parent-style-name="Standard">
      <style:paragraph-properties style:snap-to-layout-grid="false">
        <style:tab-stops>
          <style:tab-stop style:position="0.3937in"/>
          <style:tab-stop style:position="0.5909in"/>
          <style:tab-stop style:position="0.689in"/>
        </style:tab-stops>
      </style:paragraph-properties>
    </style:style>
    <style:style style:name="P35" style:family="paragraph" style:parent-style-name="Standard">
      <style:paragraph-properties fo:line-height="150%" style:snap-to-layout-grid="false"/>
      <style:text-properties fo:font-size="9pt" fo:language="nb" fo:country="NO" style:font-size-asian="9pt" style:font-size-complex="9pt"/>
    </style:style>
    <style:style style:name="P36" style:family="paragraph" style:parent-style-name="Standard">
      <style:paragraph-properties fo:margin-left="0in" fo:margin-right="0.0043in" fo:line-height="150%" fo:text-align="justify"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7" style:family="paragraph" style:parent-style-name="Standard">
      <style:paragraph-properties fo:margin-left="0in" fo:margin-right="0.0043in" fo:line-height="150%" fo:text-align="center"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38" style:family="paragraph" style:parent-style-name="Standard">
      <style:paragraph-properties fo:line-height="150%" fo:text-align="justify" style:justify-single-word="false" fo:break-before="pag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9" style:family="paragraph" style:parent-style-name="Standard">
      <style:paragraph-properties fo:line-height="150%" fo:break-before="page"/>
      <style:text-properties fo:language="nb" fo:country="NO" fo:font-weight="bold" style:font-weight-asian="bold" style:font-weight-complex="bold"/>
    </style:style>
    <style:style style:name="P40" style:family="paragraph" style:parent-style-name="Standard">
      <style:paragraph-properties fo:margin-left="0.4898in" fo:margin-right="0in" fo:line-height="150%" fo:text-indent="-0.4898in" style:auto-text-indent="false">
        <style:tab-stops>
          <style:tab-stop style:position="0.8835in"/>
          <style:tab-stop style:position="1.0807in"/>
          <style:tab-stop style:position="1.1783in"/>
        </style:tab-stops>
      </style:paragraph-properties>
    </style:style>
    <style:style style:name="P41" style:family="paragraph" style:parent-style-name="Standard">
      <style:paragraph-properties fo:margin-left="0.4898in" fo:margin-right="0in" fo:line-height="150%" fo:text-indent="-0.4898in" style:auto-text-indent="false">
        <style:tab-stops>
          <style:tab-stop style:position="0.8835in"/>
          <style:tab-stop style:position="1.0807in"/>
          <style:tab-stop style:position="1.1783in"/>
        </style:tab-stops>
      </style:paragraph-properties>
      <style:text-properties fo:language="nb" fo:country="NO"/>
    </style:style>
    <style:style style:name="P42" style:family="paragraph" style:parent-style-name="Standard">
      <style:paragraph-properties fo:margin-left="0.25in" fo:margin-right="0in" fo:line-height="150%" fo:text-align="justify" style:justify-single-word="false" fo:text-indent="0in" style:auto-text-indent="false">
        <style:tab-stops>
          <style:tab-stop style:position="1.2346in"/>
          <style:tab-stop style:position="1.7272in"/>
          <style:tab-stop style:position="2.2193in"/>
          <style:tab-stop style:position="2.7118in"/>
          <style:tab-stop style:position="3.2043in"/>
          <style:tab-stop style:position="3.6965in"/>
          <style:tab-stop style:position="4.189in"/>
          <style:tab-stop style:position="4.6811in"/>
          <style:tab-stop style:position="5.1736in"/>
          <style:tab-stop style:position="5.6661in"/>
          <style:tab-stop style:position="6.1583in"/>
          <style:tab-stop style:position="6.6508in"/>
        </style:tab-stops>
      </style:paragraph-properties>
    </style:style>
    <style:style style:name="P43" style:family="paragraph" style:parent-style-name="Standard">
      <style:paragraph-properties fo:margin-left="0.25in" fo:margin-right="0in" fo:line-height="150%" fo:text-indent="0in" style:auto-text-indent="false">
        <style:tab-stops>
          <style:tab-stop style:position="1.2346in"/>
          <style:tab-stop style:position="1.7272in"/>
          <style:tab-stop style:position="2.2193in"/>
          <style:tab-stop style:position="2.7118in"/>
          <style:tab-stop style:position="3.2043in"/>
          <style:tab-stop style:position="3.6965in"/>
          <style:tab-stop style:position="4.189in"/>
          <style:tab-stop style:position="4.6811in"/>
          <style:tab-stop style:position="5.1736in"/>
          <style:tab-stop style:position="5.6661in"/>
          <style:tab-stop style:position="6.1583in"/>
          <style:tab-stop style:position="6.6508in"/>
        </style:tab-stops>
      </style:paragraph-properties>
    </style:style>
    <style:style style:name="P44" style:family="paragraph" style:parent-style-name="Standard">
      <style:paragraph-properties fo:margin-left="0.25in" fo:margin-right="0in" fo:line-height="150%" fo:text-align="justify" style:justify-single-word="false" fo:text-indent="0in" style:auto-text-indent="false">
        <style:tab-stops>
          <style:tab-stop style:position="1.2346in"/>
          <style:tab-stop style:position="1.7272in"/>
          <style:tab-stop style:position="2.2193in"/>
          <style:tab-stop style:position="2.7118in"/>
          <style:tab-stop style:position="3.2043in"/>
          <style:tab-stop style:position="3.6965in"/>
          <style:tab-stop style:position="4.189in"/>
          <style:tab-stop style:position="4.6811in"/>
          <style:tab-stop style:position="5.1736in"/>
          <style:tab-stop style:position="5.6661in"/>
          <style:tab-stop style:position="6.1583in"/>
          <style:tab-stop style:position="6.6508in"/>
        </style:tab-stops>
      </style:paragraph-properties>
      <style:text-properties fo:language="nb" fo:country="NO"/>
    </style:style>
    <style:style style:name="P45" style:family="paragraph" style:parent-style-name="Heading_20_2">
      <style:paragraph-properties fo:margin-left="0.4in" fo:margin-right="0in" fo:text-indent="-0.4in" style:auto-text-indent="false" style:snap-to-layout-grid="false"/>
    </style:style>
    <style:style style:name="P46" style:family="paragraph" style:parent-style-name="Stil1">
      <style:paragraph-properties fo:margin-top="0in" fo:margin-bottom="0.0835in" style:snap-to-layout-grid="false"/>
    </style:style>
    <style:style style:name="P47" style:family="paragraph" style:parent-style-name="Stil1">
      <style:paragraph-properties fo:margin-top="0in" fo:margin-bottom="0in"/>
    </style:style>
    <style:style style:name="P48" style:family="paragraph" style:parent-style-name="Stil1">
      <style:paragraph-properties fo:margin-top="0in" fo:margin-bottom="0in" fo:line-height="150%"/>
    </style:style>
    <style:style style:name="P49" style:family="paragraph" style:parent-style-name="Stil1">
      <style:paragraph-properties fo:margin-top="0in" fo:margin-bottom="0in" fo:line-height="150%" style:snap-to-layout-grid="false"/>
    </style:style>
    <style:style style:name="P50" style:family="paragraph" style:parent-style-name="Stil1">
      <style:paragraph-properties fo:margin-top="0in" fo:margin-bottom="0in" fo:line-height="150%" fo:text-align="center" style:justify-single-word="false"/>
      <style:text-properties fo:font-size="14pt" fo:font-weight="bold" style:font-size-asian="14pt" style:font-weight-asian="bold"/>
    </style:style>
    <style:style style:name="P51" style:family="paragraph" style:parent-style-name="Stil1">
      <style:paragraph-properties fo:margin-top="0in" fo:margin-bottom="0in" fo:text-align="center" style:justify-single-word="false"/>
    </style:style>
    <style:style style:name="P52" style:family="paragraph" style:parent-style-name="Stil1">
      <style:paragraph-properties fo:margin-top="0in" fo:margin-bottom="0in" fo:text-align="center" style:justify-single-word="false" style:snap-to-layout-grid="false"/>
    </style:style>
    <style:style style:name="P53" style:family="paragraph" style:parent-style-name="Stil1">
      <style:paragraph-properties fo:margin-top="0in" fo:margin-bottom="0in" fo:text-align="center" style:justify-single-word="false"/>
      <style:text-properties fo:font-weight="bold" style:font-weight-asian="bold" style:font-size-complex="12pt"/>
    </style:style>
    <style:style style:name="P54" style:family="paragraph" style:parent-style-name="Stil1">
      <style:paragraph-properties fo:margin-top="0in" fo:margin-bottom="0in" style:snap-to-layout-grid="false"/>
      <style:text-properties fo:font-weight="bold" style:language-asian="en" style:country-asian="US" style:font-weight-asian="bold" style:font-size-complex="12pt" style:font-weight-complex="bold"/>
    </style:style>
    <style:style style:name="P55" style:family="paragraph" style:parent-style-name="Stil1">
      <style:paragraph-properties fo:margin-top="0in" fo:margin-bottom="0in" fo:line-height="150%"/>
      <style:text-properties fo:font-weight="bold" style:language-asian="en" style:country-asian="US" style:font-weight-asian="bold" style:font-size-complex="12pt" style:font-weight-complex="bold"/>
    </style:style>
    <style:style style:name="P56" style:family="paragraph" style:parent-style-name="Stil1">
      <style:paragraph-properties fo:margin-top="0in" fo:margin-bottom="0in" fo:text-align="center" style:justify-single-word="false"/>
      <style:text-properties fo:font-weight="bold" style:language-asian="en" style:country-asian="US" style:font-weight-asian="bold" style:font-size-complex="12pt" style:font-weight-complex="bold"/>
    </style:style>
    <style:style style:name="P57" style:family="paragraph" style:parent-style-name="Stil1">
      <style:paragraph-properties fo:margin-top="0in" fo:margin-bottom="0in" fo:text-align="center" style:justify-single-word="false" style:snap-to-layout-grid="false"/>
      <style:text-properties fo:font-weight="bold" style:language-asian="en" style:country-asian="US" style:font-weight-asian="bold" style:font-size-complex="12pt" style:font-weight-complex="bold"/>
    </style:style>
    <style:style style:name="P58" style:family="paragraph" style:parent-style-name="Stil1">
      <style:paragraph-properties fo:margin-top="0in" fo:margin-bottom="0in" style:snap-to-layout-grid="false"/>
    </style:style>
    <style:style style:name="P59" style:family="paragraph" style:parent-style-name="Stil1">
      <style:paragraph-properties fo:margin-top="0in" fo:margin-bottom="0in"/>
      <style:text-properties style:language-asian="en" style:country-asian="US" style:font-size-complex="12pt"/>
    </style:style>
    <style:style style:name="P60" style:family="paragraph" style:parent-style-name="Stil1">
      <style:paragraph-properties fo:margin-top="0in" fo:margin-bottom="0in" style:snap-to-layout-grid="false"/>
      <style:text-properties style:language-asian="en" style:country-asian="US" style:font-size-complex="12pt"/>
    </style:style>
    <style:style style:name="P61" style:family="paragraph" style:parent-style-name="Stil1">
      <style:paragraph-properties fo:margin-top="0in" fo:margin-bottom="0in" fo:line-height="150%"/>
      <style:text-properties style:language-asian="en" style:country-asian="US" style:font-size-complex="12pt"/>
    </style:style>
    <style:style style:name="P62" style:family="paragraph" style:parent-style-name="Stil1">
      <style:paragraph-properties fo:margin-top="0in" fo:margin-bottom="0in">
        <style:tab-stops>
          <style:tab-stop style:position="2.25in"/>
          <style:tab-stop style:position="4.6252in"/>
        </style:tab-stops>
      </style:paragraph-properties>
    </style:style>
    <style:style style:name="P63" style:family="paragraph" style:parent-style-name="Stil1">
      <style:paragraph-properties fo:margin-top="0in" fo:margin-bottom="0in">
        <style:tab-stops>
          <style:tab-stop style:position="2.25in"/>
          <style:tab-stop style:position="4.6252in"/>
        </style:tab-stops>
      </style:paragraph-properties>
      <style:text-properties style:font-size-complex="12pt"/>
    </style:style>
    <style:style style:name="P64" style:family="paragraph" style:parent-style-name="Stil1">
      <style:paragraph-properties fo:margin-top="0in" fo:margin-bottom="0in" fo:line-height="150%" fo:break-before="page"/>
      <style:text-properties fo:font-weight="bold" style:language-asian="en" style:country-asian="US" style:font-weight-asian="bold" style:font-size-complex="12pt" style:font-weight-complex="bold"/>
    </style:style>
    <style:style style:name="P65" style:family="paragraph" style:parent-style-name="Stil1" style:master-page-name="Standard">
      <style:paragraph-properties fo:margin-top="0in" fo:margin-bottom="0in" fo:line-height="150%" fo:text-align="center" style:justify-single-word="false" style:page-number="auto"/>
      <style:text-properties fo:font-size="14pt" fo:font-weight="bold" style:font-size-asian="14pt" style:font-weight-asian="bold"/>
    </style:style>
    <style:style style:name="P66" style:family="paragraph" style:parent-style-name="Stil_20_Overskrift_20_1_20__2b__20_Linjeavstand_3a__20__20_Halvannen">
      <style:paragraph-properties fo:line-height="100%"/>
    </style:style>
    <style:style style:name="P67" style:family="paragraph" style:parent-style-name="Stil_20_Overskrift_20_1_20__2b__20_Linjeavstand_3a__20__20_Halvannen">
      <style:paragraph-properties fo:line-height="100%" style:snap-to-layout-grid="false"/>
    </style:style>
    <style:style style:name="P68" style:family="paragraph" style:parent-style-name="Stil_20_Overskrift_20_1_20__2b__20_Linjeavstand_3a__20__20_Halvannen">
      <style:paragraph-properties fo:text-align="center" style:justify-single-word="false"/>
    </style:style>
    <style:style style:name="P69" style:family="paragraph" style:parent-style-name="Stil_20_Overskrift_20_1_20__2b__20_Linjeavstand_3a__20__20_Halvannen">
      <style:paragraph-properties fo:text-align="center" style:justify-single-word="false" style:snap-to-layout-grid="false"/>
    </style:style>
    <style:style style:name="P70" style:family="paragraph" style:parent-style-name="Stil_20_Overskrift_20_1_20__2b__20_Linjeavstand_3a__20__20_Halvannen">
      <style:paragraph-properties fo:text-align="center" style:justify-single-word="false"/>
      <style:text-properties fo:font-size="9pt" fo:font-weight="normal" style:font-size-asian="9pt" style:font-weight-asian="normal" style:font-size-complex="9pt"/>
    </style:style>
    <style:style style:name="P71" style:family="paragraph" style:parent-style-name="Stil_20_Overskrift_20_1_20__2b__20_Linjeavstand_3a__20__20_Halvannen">
      <style:paragraph-properties fo:line-height="100%" style:snap-to-layout-grid="false"/>
      <style:text-properties fo:font-size="12pt" fo:font-weight="normal" style:font-size-asian="12pt" style:font-weight-asian="normal" style:font-size-complex="12pt"/>
    </style:style>
    <style:style style:name="P72" style:family="paragraph" style:parent-style-name="Stil_20_Overskrift_20_1_20__2b__20_Linjeavstand_3a__20__20_Halvannen">
      <style:paragraph-properties fo:text-align="center" style:justify-single-word="false" style:snap-to-layout-grid="false"/>
      <style:text-properties fo:font-size="12pt" fo:font-weight="normal" style:font-size-asian="12pt" style:font-weight-asian="normal" style:font-size-complex="12pt"/>
    </style:style>
    <style:style style:name="P73" style:family="paragraph" style:parent-style-name="Stil_20_Overskrift_20_1_20__2b__20_Linjeavstand_3a__20__20_Halvannen">
      <style:paragraph-properties fo:line-height="100%"/>
      <style:text-properties fo:font-size="10pt" fo:font-weight="normal" style:font-size-asian="10pt" style:font-weight-asian="normal"/>
    </style:style>
    <style:style style:name="P74" style:family="paragraph" style:parent-style-name="Stil_20_Overskrift_20_1_20__2b__20_Ikke_20_Fet_20_Linjeavstand_3a__20__20_Halvannen">
      <style:paragraph-properties fo:break-before="page"/>
    </style:style>
    <style:style style:name="P75" style:family="paragraph" style:parent-style-name="Footer">
      <style:paragraph-properties fo:margin-left="0in" fo:margin-right="0.25in" fo:text-indent="0in" style:auto-text-indent="false"/>
    </style:style>
    <style:style style:name="T1" style:family="text">
      <style:text-properties fo:font-style="italic" style:font-style-asian="italic"/>
    </style:style>
    <style:style style:name="T2" style:family="text">
      <style:text-properties fo:font-style="italic" fo:font-weight="normal" style:font-style-asian="italic" style:font-weight-asian="normal"/>
    </style:style>
    <style:style style:name="T3" style:family="text">
      <style:text-properties fo:language="nb" fo:country="NO"/>
    </style:style>
    <style:style style:name="T4" style:family="text">
      <style:text-properties fo:language="nb" fo:country="NO" fo:font-weight="bold" style:font-weight-asian="bold"/>
    </style:style>
    <style:style style:name="T5" style:family="text">
      <style:text-properties fo:language="nb" fo:country="NO" fo:font-weight="bold" style:font-weight-asian="bold" style:font-weight-complex="bold"/>
    </style:style>
    <style:style style:name="T6" style:family="text">
      <style:text-properties fo:language="nb" fo:country="NO" style:language-asian="none" style:country-asian="none"/>
    </style:style>
    <style:style style:name="T7" style:family="text">
      <style:text-properties fo:language="nb" fo:country="NO" style:text-underline-style="solid" style:text-underline-width="auto" style:text-underline-color="font-color"/>
    </style:style>
    <style:style style:name="T8" style:family="text">
      <style:text-properties fo:language="nb" fo:country="NO" style:text-underline-style="solid" style:text-underline-width="auto" style:text-underline-color="font-color" style:language-asian="none" style:country-asian="none"/>
    </style:style>
    <style:style style:name="T9" style:family="text">
      <style:text-properties fo:language="nb" fo:country="NO" fo:font-style="italic" style:font-style-asian="italic"/>
    </style:style>
    <style:style style:name="T10" style:family="text">
      <style:text-properties fo:language="nb" fo:country="NO" fo:font-style="italic" fo:font-weight="bold" style:font-style-asian="italic" style:font-weight-asian="bold"/>
    </style:style>
    <style:style style:name="T11" style:family="text">
      <style:text-properties fo:font-weight="bold" style:language-asian="en" style:country-asian="US" style:font-weight-asian="bold" style:font-size-complex="12pt"/>
    </style:style>
    <style:style style:name="T12" style:family="text">
      <style:text-properties fo:font-weight="bold" style:language-asian="en" style:country-asian="US" style:font-weight-asian="bold" style:font-size-complex="12pt" style:font-weight-complex="bold"/>
    </style:style>
    <style:style style:name="T13" style:family="text">
      <style:text-properties fo:language="none" fo:country="none" style:language-asian="none" style:country-asian="none"/>
    </style:style>
    <style:style style:name="T14" style:family="text">
      <style:text-properties fo:language="none" fo:country="none" style:language-asian="none" style:country-asian="none" style:font-size-complex="12pt"/>
    </style:style>
    <style:style style:name="T15" style:family="text">
      <style:text-properties style:font-size-complex="12pt"/>
    </style:style>
    <style:style style:name="T16" style:family="text">
      <style:text-properties style:language-asian="en" style:country-asian="US" style:font-size-complex="12pt"/>
    </style:style>
    <style:style style:name="T17" style:family="text">
      <style:text-properties fo:language="en" fo:country="US"/>
    </style:style>
    <style:style style:name="T18" style:family="text">
      <style:text-properties fo:font-size="10pt" style:font-size-asian="10pt" style:language-asian="en" style:country-asian="US"/>
    </style:style>
    <style:style style:name="T19" style:family="text">
      <style:text-properties fo:font-size="10pt" fo:language="en" fo:country="US" style:font-size-asian="10pt" style:language-asian="none" style:country-asian="none" style:font-size-complex="10pt"/>
    </style:style>
    <style:style style:name="T20" style:family="text">
      <style:text-properties fo:font-size="10pt" fo:language="nb" fo:country="NO" style:font-size-asian="10pt" style:language-asian="none" style:country-asian="none" style:font-size-complex="10pt"/>
    </style:style>
    <style:style style:name="T21" style:family="text">
      <style:text-properties fo:font-size="10pt" fo:language="nb" fo:country="NO" style:font-size-asian="10pt" style:font-size-complex="10pt"/>
    </style:style>
    <style:style style:name="T22" style:family="text">
      <style:text-properties fo:font-size="10pt" fo:language="none" fo:country="none" style:font-size-asian="10pt" style:language-asian="none" style:country-asian="none"/>
    </style:style>
    <style:style style:name="T23" style:family="text">
      <style:text-properties style:font-name="MS Mincho" fo:font-size="10pt" fo:language="nb" fo:country="NO" style:font-name-asian="MS Mincho" style:font-size-asian="10pt" style:language-asian="none" style:country-asian="none" style:font-name-complex="MS Mincho" style:font-size-complex="10pt"/>
    </style:style>
    <style:style style:name="T24" style:family="text">
      <style:text-properties style:font-name="MS Mincho" fo:font-size="10pt" fo:language="en" fo:country="US" style:font-name-asian="MS Mincho" style:font-size-asian="10pt" style:font-name-complex="MS Mincho" style:font-size-complex="10pt"/>
    </style:style>
    <style:style style:name="T25" style:family="text">
      <style:text-properties fo:font-size="12pt" style:font-size-asian="12pt" style:font-size-complex="12pt"/>
    </style:style>
    <style:style style:name="T26" style:family="text">
      <style:text-properties fo:font-size="12pt" fo:font-weight="normal" style:font-size-asian="12pt" style:font-weight-asian="normal" style:font-size-complex="12pt"/>
    </style:style>
    <style:style style:name="T27" style:family="text">
      <style:text-properties fo:font-weight="normal" style:font-weight-asian="normal"/>
    </style:style>
    <style:style style:name="T28" style:family="text">
      <style:text-properties fo:font-size="14pt" fo:language="nb" fo:country="NO" fo:font-style="italic" fo:font-weight="bold" style:font-size-asian="14pt" style:font-style-asian="italic" style:font-weight-asian="bold" style:font-size-complex="14pt" style:font-style-complex="italic"/>
    </style:style>
    <style:style style:name="T29" style:family="text">
      <style:text-properties style:font-name="Monaco" fo:font-size="18pt" style:font-size-asian="18pt" style:font-size-complex="18pt"/>
    </style:style>
    <style:style style:name="T3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Sect1"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p text:style-name="P65">SØKNADS- OG AVTALESKJEMA FOR OPPTAK TIL ORGANISERT</text:p>
        <text:p text:style-name="P50">DOKTORGRADSUTDANNING </text:p>
        <text:p text:style-name="P53">VED </text:p>
        <text:p text:style-name="P53">DET MATEMATISK-NATURVITENSKAPELIGE FAKULTET</text:p>
        <text:p text:style-name="P53">UNIVERSITETET I OSLO </text:p>
        <text:p text:style-name="P37"/>
        <text:p text:style-name="Body_20_Text_20_2">Søknaden skal fylles ut på PC, skrives ut, undertegnes og sendes til den grunnenhet søkeren ønsker å knytte seg til <text:span text:style-name="T1">innen 1 måned etter oppstart på doktorgradsutdanningen.</text:span> </text:p>
        <text:p text:style-name="P66"/>
        <text:p text:style-name="P66"><text:span text:style-name="_20_Char">Undertegnede søker om opptak til ph.d.-studiet ved (velg fra rullgardinmenyen)</text:span>:</text:p>
        <text:p text:style-name="P66"/>
        <text:p text:style-name="P36"><field:fieldmark text:name="Institutter"><field:param field:name="Description" field:value=""/><field:param field:name="Result" field:value="3"/></field:fieldmark></text:p>
        <text:p text:style-name="Standard"/>
        <text:p text:style-name="Standard"><text:span text:style-name="T5">Personopplysninger</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2">Etternavn (alle):</text:p>
              <text:p text:style-name="Standard"><field:fieldmark-start text:name="Text160" field:type="ecma.office-open-xml.field.FORMTEXT"><field:param field:name="Description" field:value=""/></field:fieldmark-start><text:span text:style-name="T6">Bårdse</text:span>n<field:fieldmark-end/></text:p>
            </table:table-cell>
            <table:covered-table-cell/>
            <table:covered-table-cell/>
            <table:table-cell table:style-name="Table1.D1" table:number-columns-spanned="3" office:value-type="string">
              <text:p text:style-name="P12">Fornavn og mellomnavn (alle):</text:p>
              <text:p text:style-name="Standard"><field:fieldmark-start text:name="Text1" field:type="ecma.office-open-xml.field.FORMTEXT"><field:param field:name="Description" field:value=""/></field:fieldmark-start><text:span text:style-name="T6">Gusta</text:span><text:span text:style-name="T3">v</text:span>r<field:fieldmark-end/></text:p>
            </table:table-cell>
            <table:covered-table-cell/>
            <table:covered-table-cell/>
          </table:table-row>
          <table:table-row table:style-name="Table1.1">
            <table:table-cell table:style-name="Table1.A1" table:number-columns-spanned="2" office:value-type="string">
              <text:p text:style-name="P12">Fødselsnummer (11 siffer):</text:p>
              <text:p text:style-name="P11"><field:fieldmark-start text:name="Text2" field:type="ecma.office-open-xml.field.FORMTEXT"><field:param field:name="Description" field:value=""/></field:fieldmark-start></text:p>
            </table:table-cell>
            <table:covered-table-cell/>
            <table:table-cell table:style-name="Table1.A1" table:number-columns-spanned="2" office:value-type="string">
              <text:p text:style-name="P12">Nasjonalitet:</text:p>
              <text:p text:style-name="Standard"><field:fieldmark-start text:name="Text3" field:type="ecma.office-open-xml.field.FORMTEXT"><field:param field:name="Description" field:value=""/></field:fieldmark-start><text:span text:style-name="T6">Nor</text:span><text:span text:style-name="T3">s</text:span>k<field:fieldmark-end/></text:p>
            </table:table-cell>
            <table:covered-table-cell/>
            <table:table-cell table:style-name="Table1.D1" table:number-columns-spanned="2" office:value-type="string">
              <text:p text:style-name="P12">Kjønn:</text:p>
              <text:p text:style-name="Standard"><field:fieldmark-start text:name="Text4" field:type="ecma.office-open-xml.field.FORMTEXT"><field:param field:name="Description" field:value=""/></field:fieldmark-start><text:span text:style-name="T6">Ma</text:span><text:span text:style-name="T3">n</text:span>n<field:fieldmark-end/></text:p>
            </table:table-cell>
            <table:covered-table-cell/>
          </table:table-row>
          <table:table-row table:style-name="Table1.1">
            <table:table-cell table:style-name="Table1.D1" table:number-columns-spanned="6" office:value-type="string">
              <text:p text:style-name="P12">Bostedsadresse:</text:p>
              <text:p text:style-name="P11"><field:fieldmark-start text:name="Text5" field:type="ecma.office-open-xml.field.FORMTEXT"><field:param field:name="Description" field:value=""/></field:fieldmark-start></text:p>
            </table:table-cell>
            <table:covered-table-cell/>
            <table:covered-table-cell/>
            <table:covered-table-cell/>
            <table:covered-table-cell/>
            <table:covered-table-cell/>
          </table:table-row>
          <table:table-row table:style-name="Table1.1">
            <table:table-cell table:style-name="Table1.A1" office:value-type="string">
              <text:p text:style-name="P12">Postnummer:</text:p>
              <text:p text:style-name="P11"><field:fieldmark-start text:name="Text6" field:type="ecma.office-open-xml.field.FORMTEXT"><field:param field:name="Description" field:value=""/></field:fieldmark-start></text:p>
            </table:table-cell>
            <table:table-cell table:style-name="Table1.A1" table:number-columns-spanned="2" office:value-type="string">
              <text:p text:style-name="P12">Poststed:</text:p>
              <text:p text:style-name="Standard"><field:fieldmark-start text:name="Text7" field:type="ecma.office-open-xml.field.FORMTEXT"><field:param field:name="Description" field:value=""/></field:fieldmark-start><text:span text:style-name="T6">Os</text:span><text:span text:style-name="T3">l</text:span>o<field:fieldmark-end/></text:p>
            </table:table-cell>
            <table:covered-table-cell/>
            <table:table-cell table:style-name="Table1.A1" table:number-columns-spanned="2" office:value-type="string">
              <text:p text:style-name="P12">Telefon (privat):</text:p>
              <text:p text:style-name="P11"><field:fieldmark-start text:name="Text8" field:type="ecma.office-open-xml.field.FORMTEXT"><field:param field:name="Description" field:value=""/></field:fieldmark-start></text:p>
            </table:table-cell>
            <table:covered-table-cell/>
            <table:table-cell table:style-name="Table1.D1" office:value-type="string">
              <text:p text:style-name="P12">Mobiltelefon:</text:p>
              <text:p text:style-name="Standard"><field:fieldmark-start text:name="Text9" field:type="ecma.office-open-xml.field.FORMTEXT"><field:param field:name="Description" field:value=""/></field:fieldmark-start><text:span text:style-name="T6">   </text:span><text:span text:style-name="T3"> </text:span> <field:fieldmark-end/></text:p>
            </table:table-cell>
          </table:table-row>
          <table:table-row table:style-name="Table1.5">
            <table:table-cell table:style-name="Table1.D1" table:number-columns-spanned="6" office:value-type="string">
              <text:p text:style-name="P12">E-postadresse:</text:p>
              <text:p text:style-name="Standard"><field:fieldmark-start text:name="Text10" field:type="ecma.office-open-xml.field.FORMTEXT"><field:param field:name="Description" field:value=""/></field:fieldmark-start><text:span text:style-name="T6">gba@cma.uio.</text:span><text:span text:style-name="T3">n</text:span>o<field:fieldmark-end/></text:p>
            </table:table-cell>
            <table:covered-table-cell/>
            <table:covered-table-cell/>
            <table:covered-table-cell/>
            <table:covered-table-cell/>
            <table:covered-table-cell/>
          </table:table-row>
        </table:table>
        <text:p text:style-name="Stil_20_Overskrift_20_1_20__2b__20_Linjeavstand_3a__20__20_Halvannen"/>
        <text:p text:style-name="Stil_20_Overskrift_20_1_20__2b__20_Linjeavstand_3a__20__20_Halvannen">Avtalens varighet:</text:p>
        <table:table table:name="Table2" table:style-name="Table2">
          <table:table-column table:style-name="Table2.A"/>
          <table:table-column table:style-name="Table2.B"/>
          <table:table-row table:style-name="Table2.1">
            <table:table-cell table:style-name="Table2.A1" office:value-type="string">
              <text:p text:style-name="P14">Avtalen gjelder f.o.m. (dd.mm.åå):</text:p>
              <text:p text:style-name="P1"><field:fieldmark-start text:name="Text16" field:type="ecma.office-open-xml.field.FORMTEXT"><field:param field:name="Description" field:value=""/></field:fieldmark-start><text:span text:style-name="T3">?.08.0</text:span>9<field:fieldmark-end/></text:p>
            </table:table-cell>
            <table:table-cell table:style-name="Table2.B1" office:value-type="string">
              <text:p text:style-name="P14">t.o.m. (dd.mm.åå.):</text:p>
              <text:p text:style-name="P1"><field:fieldmark-start text:name="Text17" field:type="ecma.office-open-xml.field.FORMTEXT"><field:param field:name="Description" field:value=""/></field:fieldmark-start><text:span text:style-name="T3">?.08.1</text:span>2<field:fieldmark-end/></text:p>
            </table:table-cell>
          </table:table-row>
          <table:table-row table:style-name="Table2.2">
            <table:table-cell table:style-name="Table2.B1" table:number-columns-spanned="2" office:value-type="string">
              <text:p text:style-name="P14">Hvor stor del av tiden skal tilbringes ved UiO, residensplikt (se Ph.d.-programmet for Det matematisk-naturvitenskapelige fakultet punkt 6.7)? </text:p>
              <text:p text:style-name="P1"><text:span text:style-name="T3">Angi % -andel </text:span><text:bookmark text:name="Text165"/><text:bookmark text:name="Text164"/><text:bookmark text:name="Text162"/><text:bookmark text:name="Text85"/><text:bookmark text:name="Text36"/><text:bookmark text:name="Text11"/><text:s/>FORMTEXT <text:span text:style-name="T6">10</text:span><text:span text:style-name="T3">0 og tidsrom: </text:span><text:bookmark-start text:name="Text159"/><text:s/>FORMTEXT <text:span text:style-name="T6">?.08.2009 - ?.08.2012</text:span><field:fieldmark-end/><text:bookmark-end text:name="Text159"/></text:p>
              <text:p text:style-name="P13"/>
            </table:table-cell>
            <table:covered-table-cell/>
          </table:table-row>
        </table:table>
        <text:p text:style-name="P1"/>
        <text:p text:style-name="P13">Avtaleperioden forlenges automatisk for permisjoner som er hjemlet i lov, i hoved-tariffavtalen eller i hovedavtalen for statsansatte. Avtalen kan i særlige tilfeller avsluttes før avtalt tid (se Ph.d.-programmet for Det matematisk-naturvitenskapelige fakultet punkt 6.11).</text:p>
        <text:p text:style-name="P39">Faglig bakgrunn:</text:p>
        <text:p text:style-name="P13">Akademisk grad som danner bakgrunn for opptak:</text:p>
        <table:table table:name="Table3" table:style-name="Table3">
          <table:table-column table:style-name="Table3.A"/>
          <table:table-column table:style-name="Table3.B"/>
          <table:table-row table:style-name="Table3.1">
            <table:table-cell table:style-name="Table3.A1" office:value-type="string">
              <text:p text:style-name="P58">Gradens navn: </text:p>
            </table:table-cell>
            <table:table-cell table:style-name="Table3.B1" office:value-type="string">
              <text:p text:style-name="P58"><text:bookmark-start text:name="Text18"/><text:s/>FORMTEXT <text:span text:style-name="T13">Master of Scienc</text:span>e<field:fieldmark-end/><text:bookmark-end text:name="Text18"/></text:p>
            </table:table-cell>
          </table:table-row>
          <table:table-row table:style-name="Table3.1">
            <table:table-cell table:style-name="Table3.A1" office:value-type="string">
              <text:p text:style-name="P12">Studieprogram: </text:p>
            </table:table-cell>
            <table:table-cell table:style-name="Table3.B1" office:value-type="string">
              <text:p text:style-name="P10"><text:bookmark-start text:name="Text19"/><text:s/>FORMTEXT <field:fieldmark-end/><text:bookmark-end text:name="Text19"/></text:p>
            </table:table-cell>
          </table:table-row>
          <table:table-row table:style-name="Table3.1">
            <table:table-cell table:style-name="Table3.A1" office:value-type="string">
              <text:p text:style-name="P12">Studieretning: </text:p>
            </table:table-cell>
            <table:table-cell table:style-name="Table3.B1" office:value-type="string">
              <text:p text:style-name="P10"><text:bookmark-start text:name="Text20"/><text:s/>FORMTEXT <field:fieldmark-end/><text:bookmark-end text:name="Text20"/></text:p>
            </table:table-cell>
          </table:table-row>
          <table:table-row table:style-name="Table3.1">
            <table:table-cell table:style-name="Table3.A1" office:value-type="string">
              <text:p text:style-name="P12">Lærested: </text:p>
            </table:table-cell>
            <table:table-cell table:style-name="Table3.B1" office:value-type="string">
              <text:p text:style-name="P10"><text:bookmark-start text:name="Text21"/><text:s/>FORMTEXT <text:span text:style-name="T6">University of Helsinki</text:span><text:bookmark-end text:name="Text21"/></text:p>
            </table:table-cell>
          </table:table-row>
          <table:table-row table:style-name="Table3.1">
            <table:table-cell table:style-name="Table3.A1" office:value-type="string">
              <text:p text:style-name="P12">Eksamensår/semester: </text:p>
            </table:table-cell>
            <table:table-cell table:style-name="Table3.B1" office:value-type="string">
              <text:p text:style-name="P10"><text:bookmark-start text:name="Text22"/><text:s/>FORMTEXT <text:span text:style-name="T6">2009/Vå</text:span><text:span text:style-name="T3">r</text:span><text:bookmark-end text:name="Text22"/></text:p>
            </table:table-cell>
          </table:table-row>
          <table:table-row table:style-name="Table3.1">
            <table:table-cell table:style-name="Table3.A1" office:value-type="string">
              <text:p text:style-name="P12">Tittel på hoved/masteroppgave el.l.: </text:p>
            </table:table-cell>
            <table:table-cell table:style-name="Table3.B1" office:value-type="string">
              <text:p text:style-name="P10"><text:bookmark-start text:name="Text23"/><text:s/>FORMTEXT <text:bookmark-end text:name="Text23"/></text:p>
            </table:table-cell>
          </table:table-row>
        </table:table>
        <text:p text:style-name="P1"/>
        <text:p text:style-name="P30"/>
        <text:p text:style-name="P16">Utdanning etter videregående skole, vitnemål vedlegge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Type utdanning</text:p>
            </table:table-cell>
            <table:table-cell table:style-name="Table4.A1" office:value-type="string">
              <text:p text:style-name="P60">Lærested</text:p>
            </table:table-cell>
            <table:table-cell table:style-name="Table4.C1" office:value-type="string">
              <text:p text:style-name="P60">Eksamensår/semester</text:p>
            </table:table-cell>
          </table:table-row>
          <table:table-row table:style-name="Table4.2">
            <table:table-cell table:style-name="Table4.A2" office:value-type="string">
              <text:p text:style-name="P10"><text:bookmark-start text:name="Text43"/><text:s/>FORMTEXT <text:span text:style-name="T3">Master of Science</text:span><text:bookmark-end text:name="Text43"/></text:p>
            </table:table-cell>
            <table:table-cell table:style-name="Table4.A2" office:value-type="string">
              <text:p text:style-name="P10"><text:bookmark-start text:name="Text47"/><text:s/>FORMTEXT <text:span text:style-name="T6">University of Helsinki</text:span><text:bookmark-end text:name="Text47"/></text:p>
            </table:table-cell>
            <table:table-cell table:style-name="Table4.C2" office:value-type="string">
              <text:p text:style-name="P10"><text:bookmark-start text:name="Text51"/><text:s/>FORMTEXT <text:span text:style-name="T6">2009/Vå</text:span><text:span text:style-name="T3">r</text:span><text:bookmark-end text:name="Text51"/></text:p>
            </table:table-cell>
          </table:table-row>
          <table:table-row table:style-name="Table4.2">
            <table:table-cell table:style-name="Table4.A2" office:value-type="string">
              <text:p text:style-name="P10"><text:bookmark-start text:name="Text44"/><text:s/>FORMTEXT <text:span text:style-name="T6">    </text:span><text:span text:style-name="T3"> </text:span><text:bookmark-end text:name="Text44"/></text:p>
            </table:table-cell>
            <table:table-cell table:style-name="Table4.A2" office:value-type="string">
              <text:p text:style-name="P10"><text:bookmark-start text:name="Text48"/><text:s/>FORMTEXT <text:span text:style-name="T6">    </text:span><text:span text:style-name="T3"> </text:span><text:bookmark-end text:name="Text48"/></text:p>
            </table:table-cell>
            <table:table-cell table:style-name="Table4.C2" office:value-type="string">
              <text:p text:style-name="P10"><text:bookmark-start text:name="Text52"/><text:s/>FORMTEXT <text:span text:style-name="T6">    </text:span><text:span text:style-name="T3"> </text:span><text:bookmark-end text:name="Text52"/></text:p>
            </table:table-cell>
          </table:table-row>
          <table:table-row table:style-name="Table4.2">
            <table:table-cell table:style-name="Table4.A2" office:value-type="string">
              <text:p text:style-name="P10"><text:bookmark-start text:name="Text45"/><text:s/>FORMTEXT <text:span text:style-name="T6">    </text:span><text:span text:style-name="T3"> </text:span><text:bookmark-end text:name="Text45"/></text:p>
            </table:table-cell>
            <table:table-cell table:style-name="Table4.A2" office:value-type="string">
              <text:p text:style-name="P10"><text:bookmark-start text:name="Text49"/><text:s/>FORMTEXT <text:span text:style-name="T6">    </text:span><text:span text:style-name="T3"> </text:span><text:bookmark-end text:name="Text49"/></text:p>
            </table:table-cell>
            <table:table-cell table:style-name="Table4.C2" office:value-type="string">
              <text:p text:style-name="P10"><text:bookmark-start text:name="Text53"/><text:s/>FORMTEXT <text:span text:style-name="T6">    </text:span><text:span text:style-name="T3"> </text:span><text:bookmark-end text:name="Text53"/></text:p>
            </table:table-cell>
          </table:table-row>
        </table:table>
        <text:p text:style-name="P1"/>
        <text:p text:style-name="P16"/>
        <text:p text:style-name="P16">Praksis etter avlagt hovedfagseksamen/mastergradseksamen:</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12">Arbeidsgiver</text:p>
            </table:table-cell>
            <table:table-cell table:style-name="Table5.A1" office:value-type="string">
              <text:p text:style-name="P12">Stilling</text:p>
            </table:table-cell>
            <table:table-cell table:style-name="Table5.A1" office:value-type="string">
              <text:p text:style-name="P12">Tidsrom</text:p>
            </table:table-cell>
            <table:table-cell table:style-name="Table5.D1" office:value-type="string">
              <text:p text:style-name="P12">Referanseperson</text:p>
            </table:table-cell>
          </table:table-row>
          <table:table-row table:style-name="Table5.2">
            <table:table-cell table:style-name="Table5.A2" office:value-type="string">
              <text:p text:style-name="P10"><text:bookmark-start text:name="Text55"/><text:s/>FORMTEXT <text:span text:style-name="T6">    </text:span><text:span text:style-name="T3"> </text:span><text:bookmark-end text:name="Text55"/></text:p>
            </table:table-cell>
            <table:table-cell table:style-name="Table5.A2" office:value-type="string">
              <text:p text:style-name="P10"><text:bookmark-start text:name="Text58"/><text:s/>FORMTEXT <text:span text:style-name="T6">    </text:span><text:span text:style-name="T3"> </text:span><text:bookmark-end text:name="Text58"/></text:p>
            </table:table-cell>
            <table:table-cell table:style-name="Table5.A2" office:value-type="string">
              <text:p text:style-name="P10"><text:bookmark-start text:name="Text61"/><text:s/>FORMTEXT <text:span text:style-name="T6">    </text:span><text:span text:style-name="T3"> </text:span><text:bookmark-end text:name="Text61"/></text:p>
            </table:table-cell>
            <table:table-cell table:style-name="Table5.D2" office:value-type="string">
              <text:p text:style-name="P58"><text:bookmark-start text:name="Text64"/><text:s/>FORMTEXT <text:span text:style-name="T14">    </text:span><text:span text:style-name="T16"> </text:span><text:bookmark-end text:name="Text64"/></text:p>
            </table:table-cell>
          </table:table-row>
          <table:table-row table:style-name="Table5.2">
            <table:table-cell table:style-name="Table5.A2" office:value-type="string">
              <text:p text:style-name="P10"><text:bookmark-start text:name="Text56"/><text:s/>FORMTEXT <text:span text:style-name="T6">    </text:span><text:span text:style-name="T3"> </text:span><text:bookmark-end text:name="Text56"/></text:p>
            </table:table-cell>
            <table:table-cell table:style-name="Table5.A2" office:value-type="string">
              <text:p text:style-name="P10"><text:bookmark-start text:name="Text59"/><text:s/>FORMTEXT <text:span text:style-name="T6">    </text:span><text:span text:style-name="T3"> </text:span><text:bookmark-end text:name="Text59"/></text:p>
            </table:table-cell>
            <table:table-cell table:style-name="Table5.A2" office:value-type="string">
              <text:p text:style-name="P10"><text:bookmark-start text:name="Text62"/><text:s/>FORMTEXT <text:span text:style-name="T6">    </text:span><text:span text:style-name="T3"> </text:span><text:bookmark-end text:name="Text62"/></text:p>
            </table:table-cell>
            <table:table-cell table:style-name="Table5.D2" office:value-type="string">
              <text:p text:style-name="P10"><text:bookmark-start text:name="Text65"/><text:s/>FORMTEXT <text:span text:style-name="T6">    </text:span><text:span text:style-name="T3"> </text:span><text:bookmark-end text:name="Text65"/></text:p>
            </table:table-cell>
          </table:table-row>
          <table:table-row table:style-name="Table5.2">
            <table:table-cell table:style-name="Table5.A2" office:value-type="string">
              <text:p text:style-name="P10"><text:bookmark-start text:name="Text57"/><text:s/>FORMTEXT <text:span text:style-name="T6">    </text:span><text:span text:style-name="T3"> </text:span><text:bookmark-end text:name="Text57"/></text:p>
            </table:table-cell>
            <table:table-cell table:style-name="Table5.A2" office:value-type="string">
              <text:p text:style-name="P10"><text:bookmark-start text:name="Text60"/><text:s/>FORMTEXT <text:span text:style-name="T6">    </text:span><text:span text:style-name="T3"> </text:span><text:bookmark-end text:name="Text60"/></text:p>
            </table:table-cell>
            <table:table-cell table:style-name="Table5.A2" office:value-type="string">
              <text:p text:style-name="P10"><text:bookmark-start text:name="Text63"/><text:s/>FORMTEXT <text:span text:style-name="T6">    </text:span><text:span text:style-name="T3"> </text:span><text:bookmark-end text:name="Text63"/></text:p>
            </table:table-cell>
            <table:table-cell table:style-name="Table5.D2" office:value-type="string">
              <text:p text:style-name="P10"><text:bookmark-start text:name="Text66"/><text:s/>FORMTEXT <text:span text:style-name="T6">    </text:span><text:span text:style-name="T3"> </text:span><text:bookmark-end text:name="Text66"/></text:p>
            </table:table-cell>
          </table:table-row>
        </table:table>
        <text:p text:style-name="P39">Planer for ph.d.-graden.</text:p>
        <text:p text:style-name="P17"/>
        <text:p text:style-name="P17">Avhandlingen:</text:p>
        <table:table table:name="Table6" table:style-name="Table6">
          <table:table-column table:style-name="Table6.A"/>
          <table:table-row table:style-name="Table6.1">
            <table:table-cell table:style-name="Table6.A1" office:value-type="string">
              <text:p text:style-name="P31">Avhandlingens arbeidstittel: </text:p>
              <text:p text:style-name="P1"><text:bookmark-start text:name="Text24"/><text:s/>FORMTEXT <text:span text:style-name="T19">Coupled cluster theory and ab initio density functional theory for nuclear matter</text:span><text:bookmark-end text:name="Text24"/></text:p>
            </table:table-cell>
          </table:table-row>
          <table:table-row table:style-name="Table6.2">
            <table:table-cell table:style-name="Table6.A1" office:value-type="string">
              <text:p text:style-name="P10"><text:span text:style-name="T3">Vil avhandlingen være en direkte videreføring av hoved-/masteroppgaven? <text:s/></text:span><text:bookmark-start text:name="Check1"/><text:s/>FORMCHECKBOX <text:bookmark-end text:name="Check1"/><text:span text:style-name="T3"><text:s/>Ja <text:s text:c="4"/></text:span><text:bookmark-start text:name="Check2"/><text:s/>FORMCHECKBOX <text:bookmark-end text:name="Check2"/><text:span text:style-name="T3"><text:s/>Nei</text:span></text:p>
            </table:table-cell>
          </table:table-row>
          <table:table-row table:style-name="Table6.1">
            <table:table-cell table:style-name="Table6.A3" office:value-type="string">
              <text:p text:style-name="P14">Hvis ja, utdyp svaret:</text:p>
              <text:p text:style-name="P1"><text:bookmark-start text:name="Text25"/><text:s/>FORMTEXT <text:span text:style-name="T20">    </text:span><text:span text:style-name="T21"> </text:span><text:bookmark-end text:name="Text25"/></text:p>
            </table:table-cell>
          </table:table-row>
          <table:table-row table:style-name="Table6.1">
            <table:table-cell table:style-name="Table6.A3" office:value-type="string">
              <text:p text:style-name="P14">Område for vitenskapelig spesialisering (fagfelt/forskningsgruppe):</text:p>
              <text:p text:style-name="P1"><text:bookmark-start text:name="Text26"/><text:s/>FORMTEXT <text:span text:style-name="T20">Computational Physic</text:span><text:span text:style-name="T21">s</text:span><text:bookmark-end text:name="Text26"/></text:p>
            </table:table-cell>
          </table:table-row>
        </table:table>
        <text:p text:style-name="P1"/>
        <text:p text:style-name="Stil_20_Overskrift_20_1_20__2b__20_Linjeavstand_3a__20__20_Halvannen"/>
        <text:p text:style-name="Stil_20_Overskrift_20_1_20__2b__20_Linjeavstand_3a__20__20_Halvannen">Veiledning:</text:p>
        <text:p text:style-name="P13">Se Ph.d.-programmet punkt 6.6. </text:p>
        <text:p text:style-name="P1"><text:span text:style-name="T3">Personer som ikke har norsk personnummer eller som ikke ønsker å oppgi fødselsnummer </text:span><text:span text:style-name="T4">MÅ</text:span><text:span text:style-name="T3"> </text:span><text:span text:style-name="T4">oppgi fødselsdato.</text:span></text:p>
        <table:table table:name="Table7" table:style-name="Table7">
          <table:table-column table:style-name="Table7.A"/>
          <table:table-column table:style-name="Table7.B"/>
          <table:table-row table:style-name="Table7.1">
            <table:table-cell table:style-name="Table7.A1" table:number-columns-spanned="2" office:value-type="string">
              <text:p text:style-name="P54">Hovedveileder </text:p>
            </table:table-cell>
            <table:covered-table-cell/>
          </table:table-row>
          <table:table-row table:style-name="Table7.2">
            <table:table-cell table:style-name="Table7.A2" office:value-type="string">
              <text:p text:style-name="P60">Navn:</text:p>
            </table:table-cell>
            <table:table-cell table:style-name="Table7.B2" office:value-type="string">
              <text:p text:style-name="P58"><text:bookmark-start text:name="Text39"/><text:s/>FORMTEXT <text:span text:style-name="T14">Morten Hjorth-Jense</text:span><text:span text:style-name="T16">n</text:span><text:bookmark-end text:name="Text39"/></text:p>
            </table:table-cell>
          </table:table-row>
          <table:table-row table:style-name="Table7.2">
            <table:table-cell table:style-name="Table7.A2" office:value-type="string">
              <text:p text:style-name="P60">Stilling:</text:p>
            </table:table-cell>
            <table:table-cell table:style-name="Table7.B2" office:value-type="string">
              <text:p text:style-name="P58"><text:bookmark-start text:name="Text40"/><text:s/>FORMTEXT <text:span text:style-name="T14">Professo</text:span><text:span text:style-name="T16">r</text:span><text:bookmark-end text:name="Text40"/></text:p>
            </table:table-cell>
          </table:table-row>
          <table:table-row table:style-name="Table7.2">
            <table:table-cell table:style-name="Table7.A2" office:value-type="string">
              <text:p text:style-name="P60">Arbeidssted:</text:p>
            </table:table-cell>
            <table:table-cell table:style-name="Table7.B2" office:value-type="string">
              <text:p text:style-name="P58"><text:bookmark-start text:name="Text41"/><text:s/>FORMTEXT <text:span text:style-name="T14">Fysisk institutt</text:span><text:span text:style-name="T16">t</text:span><text:bookmark-end text:name="Text41"/></text:p>
            </table:table-cell>
          </table:table-row>
          <table:table-row table:style-name="Table7.5">
            <table:table-cell table:style-name="Table7.A2" office:value-type="string">
              <text:p text:style-name="P60">Fødselsnummer (11 siffer):</text:p>
            </table:table-cell>
            <table:table-cell table:style-name="Table7.B2" office:value-type="string">
              <text:p text:style-name="P58"><text:bookmark-start text:name="Text42"/><text:s/>FORMTEXT <text:span text:style-name="T14">2907613731</text:span><text:span text:style-name="T16">3</text:span><text:bookmark-end text:name="Text42"/></text:p>
            </table:table-cell>
          </table:table-row>
          <table:table-row table:style-name="Table7.6">
            <table:table-cell table:style-name="Table7.A2" office:value-type="string">
              <text:p text:style-name="P60">E-post:</text:p>
            </table:table-cell>
            <table:table-cell table:style-name="Table7.B2" office:value-type="string">
              <text:p text:style-name="P58"><text:bookmark-start text:name="Text161"/><text:s/>FORMTEXT <text:span text:style-name="T14">mhjensen@fys.uio.n</text:span><text:span text:style-name="T16">o</text:span><text:bookmark-end text:name="Text161"/></text:p>
            </table:table-cell>
          </table:table-row>
        </table:table>
        <text:p text:style-name="P48"/>
        <text:p text:style-name="P61"/>
        <table:table table:name="Table8" table:style-name="Table8">
          <table:table-column table:style-name="Table8.A"/>
          <table:table-column table:style-name="Table8.B"/>
          <table:table-row table:style-name="Table8.1">
            <table:table-cell table:style-name="Table8.A1" table:number-columns-spanned="2" office:value-type="string">
              <text:p text:style-name="P54">Medveileder 1</text:p>
            </table:table-cell>
            <table:covered-table-cell/>
          </table:table-row>
          <table:table-row table:style-name="Table8.2">
            <table:table-cell table:style-name="Table8.A2" office:value-type="string">
              <text:p text:style-name="P60">Navn:</text:p>
            </table:table-cell>
            <table:table-cell table:style-name="Table8.B2" office:value-type="string">
              <text:p text:style-name="P58"><text:bookmark-start text:name="Text38"/><text:s/>FORMTEXT <text:span text:style-name="T14">Trygve Ulf Helgaker</text:span><text:bookmark-end text:name="Text38"/></text:p>
            </table:table-cell>
          </table:table-row>
          <table:table-row table:style-name="Table8.2">
            <table:table-cell table:style-name="Table8.A2" office:value-type="string">
              <text:p text:style-name="P60">Stilling:</text:p>
            </table:table-cell>
            <table:table-cell table:style-name="Table8.B2" office:value-type="string">
              <text:p text:style-name="P58"><text:bookmark-start text:name="Text37"/><text:s/>FORMTEXT <text:span text:style-name="T14">Professor</text:span><text:bookmark-end text:name="Text37"/></text:p>
            </table:table-cell>
          </table:table-row>
          <table:table-row table:style-name="Table8.2">
            <table:table-cell table:style-name="Table8.A2" office:value-type="string">
              <text:p text:style-name="P60">Arbeidssted:</text:p>
            </table:table-cell>
            <table:table-cell table:style-name="Table8.B2" office:value-type="string">
              <text:p text:style-name="P58"><text:bookmark-start text:name="Text12"/><text:s/>FORMTEXT <text:span text:style-name="T14">Kjemisk Institutt</text:span><text:bookmark-end text:name="Text12"/></text:p>
            </table:table-cell>
          </table:table-row>
          <table:table-row table:style-name="Table8.5">
            <table:table-cell table:style-name="Table8.A2" office:value-type="string">
              <text:p text:style-name="P60">Fødselsnummer (11 siffer):</text:p>
            </table:table-cell>
            <table:table-cell table:style-name="Table8.B2" office:value-type="string">
              <text:p text:style-name="P58"><text:bookmark-start text:name="Text35"/><text:s/>FORMTEXT <text:span text:style-name="T14">    </text:span><text:span text:style-name="T16"> </text:span><text:bookmark-end text:name="Text35"/></text:p>
            </table:table-cell>
          </table:table-row>
          <table:table-row table:style-name="Table8.6">
            <table:table-cell table:style-name="Table8.A2" office:value-type="string">
              <text:p text:style-name="P60">E-post:</text:p>
            </table:table-cell>
            <table:table-cell table:style-name="Table8.B2" office:value-type="string">
              <text:p text:style-name="P58"><text:bookmark-start text:name="Text13"/><text:s/>FORMTEXT <text:span text:style-name="T14">t.u.helgaker@kjemi.uio.no</text:span><text:bookmark-end text:name="Text13"/></text:p>
            </table:table-cell>
          </table:table-row>
        </table:table>
        <text:p text:style-name="P48"/>
        <table:table table:name="Table9" table:style-name="Table9">
          <table:table-column table:style-name="Table9.A"/>
          <table:table-column table:style-name="Table9.B"/>
          <table:table-row table:style-name="Table9.1">
            <table:table-cell table:style-name="Table9.A1" table:number-columns-spanned="2" office:value-type="string">
              <text:p text:style-name="P54">Medveileder 2</text:p>
            </table:table-cell>
            <table:covered-table-cell/>
          </table:table-row>
          <text:soft-page-break/>
          <table:table-row table:style-name="Table9.2">
            <table:table-cell table:style-name="Table9.A2" office:value-type="string">
              <text:p text:style-name="P60">Navn:</text:p>
            </table:table-cell>
            <table:table-cell table:style-name="Table9.B2" office:value-type="string">
              <text:p text:style-name="P58"><text:bookmark-start text:name="Text14"/><text:s/>FORMTEXT <text:span text:style-name="T14">    </text:span><text:span text:style-name="T16"> </text:span><text:bookmark-end text:name="Text14"/></text:p>
            </table:table-cell>
          </table:table-row>
          <table:table-row table:style-name="Table9.2">
            <table:table-cell table:style-name="Table9.A2" office:value-type="string">
              <text:p text:style-name="P60">Stilling:</text:p>
            </table:table-cell>
            <table:table-cell table:style-name="Table9.B2" office:value-type="string">
              <text:p text:style-name="P58"><text:bookmark-start text:name="Text15"/><text:s/>FORMTEXT <text:span text:style-name="T14">    </text:span><text:span text:style-name="T16"> </text:span><text:bookmark-end text:name="Text15"/></text:p>
            </table:table-cell>
          </table:table-row>
          <table:table-row table:style-name="Table9.2">
            <table:table-cell table:style-name="Table9.A2" office:value-type="string">
              <text:p text:style-name="P60">Arbeidssted:</text:p>
            </table:table-cell>
            <table:table-cell table:style-name="Table9.B2" office:value-type="string">
              <text:p text:style-name="P58"><text:bookmark-start text:name="Text27"/><text:s/>FORMTEXT <text:span text:style-name="T14">    </text:span><text:span text:style-name="T16"> </text:span><text:bookmark-end text:name="Text27"/></text:p>
            </table:table-cell>
          </table:table-row>
          <table:table-row table:style-name="Table9.5">
            <table:table-cell table:style-name="Table9.A2" office:value-type="string">
              <text:p text:style-name="P60">Fødselsnummer (11 siffer):</text:p>
            </table:table-cell>
            <table:table-cell table:style-name="Table9.B2" office:value-type="string">
              <text:p text:style-name="P58"><text:bookmark-start text:name="Text28"/><text:s/>FORMTEXT <text:span text:style-name="T14">    </text:span><text:span text:style-name="T16"> </text:span><text:bookmark-end text:name="Text28"/></text:p>
            </table:table-cell>
          </table:table-row>
          <table:table-row table:style-name="Table9.6">
            <table:table-cell table:style-name="Table9.A2" office:value-type="string">
              <text:p text:style-name="P60">E-post:</text:p>
            </table:table-cell>
            <table:table-cell table:style-name="Table9.B2" office:value-type="string">
              <text:p text:style-name="P58"><text:bookmark-start text:name="Text29"/><text:s/>FORMTEXT <text:span text:style-name="T14">    </text:span><text:span text:style-name="T16"> </text:span><text:bookmark-end text:name="Text29"/></text:p>
            </table:table-cell>
          </table:table-row>
        </table:table>
        <text:p text:style-name="P48"/>
        <text:p text:style-name="P61"/>
        <table:table table:name="Table10" table:style-name="Table10">
          <table:table-column table:style-name="Table10.A"/>
          <table:table-row table:style-name="Table10.1">
            <table:table-cell table:style-name="Table10.A1" office:value-type="string">
              <text:p text:style-name="P49"><text:span text:style-name="T11">Dersom hovedveileder er ekstern, oppgi medveileder fra instituttet som skal fungere som kontaktperson:</text:span><text:span text:style-name="T16"> </text:span><text:bookmark-start text:name="Text30"/><text:s/>FORMTEXT <text:span text:style-name="T14">    </text:span><text:span text:style-name="T16"> </text:span><text:bookmark-end text:name="Text30"/></text:p>
            </table:table-cell>
          </table:table-row>
        </table:table>
        <text:p text:style-name="P1"/>
        <text:p text:style-name="P55">Planlagte utenlandsopphold:</text:p>
        <table:table table:name="Table11" table:style-name="Table11">
          <table:table-column table:style-name="Table11.A"/>
          <table:table-column table:style-name="Table11.B"/>
          <table:table-row table:style-name="Table11.1">
            <table:table-cell table:style-name="Table11.A1" office:value-type="string">
              <text:p text:style-name="P60">Lærested/institutt: </text:p>
            </table:table-cell>
            <table:table-cell table:style-name="Table11.B1" office:value-type="string">
              <text:p text:style-name="P58"><text:bookmark-start text:name="Text67"/><text:s/>FORMTEXT <text:span text:style-name="T14">University of Tennesse</text:span><text:span text:style-name="T16">e</text:span><text:bookmark-end text:name="Text67"/></text:p>
            </table:table-cell>
          </table:table-row>
          <table:table-row table:style-name="Table11.1">
            <table:table-cell table:style-name="Table11.A1" office:value-type="string">
              <text:p text:style-name="P60">Land:</text:p>
            </table:table-cell>
            <table:table-cell table:style-name="Table11.B1" office:value-type="string">
              <text:p text:style-name="P58"><text:bookmark-start text:name="Text68"/><text:s/>FORMTEXT <text:span text:style-name="T14">Us</text:span><text:span text:style-name="T16">a</text:span><text:bookmark-end text:name="Text68"/></text:p>
            </table:table-cell>
          </table:table-row>
          <table:table-row table:style-name="Table11.1">
            <table:table-cell table:style-name="Table11.A1" office:value-type="string">
              <text:p text:style-name="P60">Formål:</text:p>
            </table:table-cell>
            <table:table-cell table:style-name="Table11.B1" office:value-type="string">
              <text:p text:style-name="P58"><text:bookmark-start text:name="Text69"/><text:s/>FORMTEXT <text:span text:style-name="T14">Forsknin</text:span><text:span text:style-name="T16">g</text:span><text:bookmark-end text:name="Text69"/></text:p>
            </table:table-cell>
          </table:table-row>
          <table:table-row table:style-name="Table11.1">
            <table:table-cell table:style-name="Table11.A1" office:value-type="string">
              <text:p text:style-name="P58"><text:span text:style-name="T16">Tidsrom:</text:span></text:p>
            </table:table-cell>
            <table:table-cell table:style-name="Table11.B1" office:value-type="string">
              <text:p text:style-name="P58"><text:bookmark-start text:name="Text70"/><text:s/>FORMTEXT <text:span text:style-name="T16">2-3 uker vår 2010.</text:span><text:bookmark-end text:name="Text70"/></text:p>
            </table:table-cell>
          </table:table-row>
          <table:table-row table:style-name="Table11.1">
            <table:table-cell table:style-name="Table11.A1" office:value-type="string">
              <text:p text:style-name="P60">Finansiering:</text:p>
            </table:table-cell>
            <table:table-cell table:style-name="Table11.B1" office:value-type="string">
              <text:p text:style-name="P58"><text:bookmark-start text:name="Text71"/><text:s/>FORMTEXT <text:span text:style-name="T14">Uio + egne forskningsmidler (Nord-Amerika satsning</text:span><text:span text:style-name="T16">)</text:span><text:bookmark-end text:name="Text71"/></text:p>
            </table:table-cell>
          </table:table-row>
        </table:table>
        <text:p text:style-name="P47"/>
        <text:p text:style-name="P59"/>
        <text:p text:style-name="P59"/>
        <table:table table:name="Table12" table:style-name="Table12">
          <table:table-column table:style-name="Table12.A"/>
          <table:table-column table:style-name="Table12.B"/>
          <table:table-row table:style-name="Table12.1">
            <table:table-cell table:style-name="Table12.A1" office:value-type="string">
              <text:p text:style-name="P60">Lærested/institutt: </text:p>
            </table:table-cell>
            <table:table-cell table:style-name="Table12.B1" office:value-type="string">
              <text:p text:style-name="P58"><text:bookmark-start text:name="Text31"/><text:s/>FORMTEXT <text:span text:style-name="T14">University of Tennesse</text:span><text:span text:style-name="T16">e</text:span><text:bookmark-end text:name="Text31"/></text:p>
            </table:table-cell>
          </table:table-row>
          <table:table-row table:style-name="Table12.1">
            <table:table-cell table:style-name="Table12.A1" office:value-type="string">
              <text:p text:style-name="P60">Land:</text:p>
            </table:table-cell>
            <table:table-cell table:style-name="Table12.B1" office:value-type="string">
              <text:p text:style-name="P58"><text:bookmark-start text:name="Text32"/><text:s/>FORMTEXT <text:span text:style-name="T14">Us</text:span><text:span text:style-name="T16">a</text:span><text:bookmark-end text:name="Text32"/></text:p>
            </table:table-cell>
          </table:table-row>
          <table:table-row table:style-name="Table12.1">
            <table:table-cell table:style-name="Table12.A1" office:value-type="string">
              <text:p text:style-name="P60">Formål:</text:p>
            </table:table-cell>
            <table:table-cell table:style-name="Table12.B1" office:value-type="string">
              <text:p text:style-name="P58"><text:bookmark-start text:name="Text33"/><text:s/>FORMTEXT <text:span text:style-name="T14">Forsknin</text:span><text:span text:style-name="T16">g</text:span><text:bookmark-end text:name="Text33"/></text:p>
            </table:table-cell>
          </table:table-row>
          <table:table-row table:style-name="Table12.1">
            <table:table-cell table:style-name="Table12.A1" office:value-type="string">
              <text:p text:style-name="P60">Tidsrom:</text:p>
            </table:table-cell>
            <table:table-cell table:style-name="Table12.B1" office:value-type="string">
              <text:p text:style-name="P58"><text:bookmark-start text:name="Text34"/><text:s/>FORMTEXT <text:span text:style-name="T14">2-3 uker høst 2010</text:span><text:bookmark-end text:name="Text34"/></text:p>
            </table:table-cell>
          </table:table-row>
          <table:table-row table:style-name="Table12.1">
            <table:table-cell table:style-name="Table12.A1" office:value-type="string">
              <text:p text:style-name="P60">Finansiering:</text:p>
            </table:table-cell>
            <table:table-cell table:style-name="Table12.B1" office:value-type="string">
              <text:p text:style-name="P58"><text:bookmark-start text:name="Text46"/><text:s/>FORMTEXT <text:span text:style-name="T14">Uio + egne forskningsmidler (Nord-Amerika satsning</text:span><text:span text:style-name="T16">)</text:span><text:bookmark-end text:name="Text46"/></text:p>
            </table:table-cell>
          </table:table-row>
        </table:table>
        <text:p text:style-name="P47"/>
        <text:p text:style-name="P59"/>
        <text:p text:style-name="P55">Teoretisk opplæringsdel</text:p>
        <text:p text:style-name="P61"><text:soft-page-break/>Planlagt deltakelse i undervisning, og ev. fullførte emner som ønskes godkjent. Til sammen skal det være minst 30 studiepoeng, hvorav 20 studiepoeng må være innen realfag. I tillegg må emnet MNSES9100 (eller tilsvarende emne) på 5 studiepoeng inngå. </text:p>
        <text:p text:style-name="P61">Det kan maksimalt inngå 10 studiepoeng spesialpensum i de 30 studiepoengene. </text:p>
        <text:p text:style-name="P61">NB. Den enkelte grunnenhet kan ha egne tilleggkrav, sjekk med grunnenheten.</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7">Emnekode </text:p>
            </table:table-cell>
            <table:table-cell table:style-name="Table13.A1" office:value-type="string">
              <text:p text:style-name="P57">Emne navn</text:p>
            </table:table-cell>
            <table:table-cell table:style-name="Table13.A1" office:value-type="string">
              <text:p text:style-name="P57">Gis hvor</text:p>
            </table:table-cell>
            <table:table-cell table:style-name="Table13.A1" office:value-type="string">
              <text:p text:style-name="P57">Planlagt eksamens-semester </text:p>
              <text:p text:style-name="P56">og år</text:p>
            </table:table-cell>
            <table:table-cell table:style-name="Table13.E1" office:value-type="string">
              <text:p text:style-name="P57">Antall</text:p>
              <text:p text:style-name="P51"><text:span text:style-name="T12"><text:s/>studie-poeng</text:span></text:p>
            </table:table-cell>
          </table:table-row>
          <table:table-row table:style-name="Table13.2">
            <table:table-cell table:style-name="Table13.A2" office:value-type="string">
              <text:p text:style-name="P58"><text:bookmark-start text:name="Text72"/><text:s/>FORMTEXT <text:bookmark-end text:name="Text72"/></text:p>
            </table:table-cell>
            <table:table-cell table:style-name="Table13.A2" office:value-type="string">
              <text:p text:style-name="P58"><text:bookmark-start text:name="Text50"/><text:s/>FORMTEXT <text:bookmark-end text:name="Text50"/></text:p>
            </table:table-cell>
            <table:table-cell table:style-name="Table13.A2" office:value-type="string">
              <text:p text:style-name="P58"><text:bookmark-start text:name="Text81"/><text:s/>FORMTEXT <text:span text:style-name="T22">Ui</text:span><text:span text:style-name="T18">O</text:span><text:bookmark-end text:name="Text81"/></text:p>
            </table:table-cell>
            <table:table-cell table:style-name="Table13.A2" office:value-type="string">
              <text:p text:style-name="P52"><text:bookmark-start text:name="Text90"/><text:s/>FORMTEXT <text:bookmark-end text:name="Text90"/></text:p>
            </table:table-cell>
            <table:table-cell table:style-name="Table13.E2" office:value-type="string">
              <text:p text:style-name="P58"><text:bookmark-start text:name="Text99"/><text:s/>FORMTEXT <text:span text:style-name="T22">1</text:span><text:span text:style-name="T18">0</text:span><text:bookmark-end text:name="Text99"/></text:p>
            </table:table-cell>
          </table:table-row>
          <table:table-row table:style-name="Table13.2">
            <table:table-cell table:style-name="Table13.A3" office:value-type="string">
              <text:p text:style-name="P58"><text:bookmark-start text:name="Text73"/><text:s/>FORMTEXT <text:bookmark-end text:name="Text73"/></text:p>
            </table:table-cell>
            <table:table-cell table:style-name="Table13.A3" office:value-type="string">
              <text:p text:style-name="P58"><text:bookmark-start text:name="Text54"/><text:s/>FORMTEXT <text:bookmark-end text:name="Text54"/></text:p>
            </table:table-cell>
            <table:table-cell table:style-name="Table13.A3" office:value-type="string">
              <text:p text:style-name="P58"><text:bookmark-start text:name="Text82"/><text:s/>FORMTEXT <text:span text:style-name="T22">Ui</text:span><text:span text:style-name="T18">O</text:span><text:bookmark-end text:name="Text82"/></text:p>
            </table:table-cell>
            <table:table-cell table:style-name="Table13.A3" office:value-type="string">
              <text:p text:style-name="P52"><text:bookmark-start text:name="Text91"/><text:s/>FORMTEXT <text:bookmark-end text:name="Text91"/></text:p>
            </table:table-cell>
            <table:table-cell table:style-name="Table13.E3" office:value-type="string">
              <text:p text:style-name="P58"><text:bookmark-start text:name="Text100"/><text:s/>FORMTEXT <text:span text:style-name="T22">1</text:span><text:span text:style-name="T18">0</text:span><text:bookmark-end text:name="Text100"/></text:p>
            </table:table-cell>
          </table:table-row>
          <table:table-row table:style-name="Table13.2">
            <table:table-cell table:style-name="Table13.A3" office:value-type="string">
              <text:p text:style-name="P58"><text:bookmark-start text:name="Text74"/><text:s/>FORMTEXT <text:span text:style-name="T22">    </text:span><text:span text:style-name="T18"> </text:span><text:bookmark-end text:name="Text74"/></text:p>
            </table:table-cell>
            <table:table-cell table:style-name="Table13.A3" office:value-type="string">
              <text:p text:style-name="P58"><text:bookmark-start text:name="Text102"/><text:s/>FORMTEXT <text:bookmark-end text:name="Text102"/></text:p>
            </table:table-cell>
            <table:table-cell table:style-name="Table13.A3" office:value-type="string">
              <text:p text:style-name="P58"><text:bookmark-start text:name="Text83"/><text:s/>FORMTEXT <text:bookmark-end text:name="Text83"/></text:p>
            </table:table-cell>
            <table:table-cell table:style-name="Table13.A3" office:value-type="string">
              <text:p text:style-name="P52"><text:bookmark-start text:name="Text92"/><text:s/>FORMTEXT <text:bookmark-end text:name="Text92"/></text:p>
            </table:table-cell>
            <table:table-cell table:style-name="Table13.E3" office:value-type="string">
              <text:p text:style-name="P58"><text:bookmark-start text:name="Text101"/><text:s/>FORMTEXT <text:span text:style-name="T22">1</text:span><text:span text:style-name="T18">0</text:span><text:bookmark-end text:name="Text101"/></text:p>
            </table:table-cell>
          </table:table-row>
          <table:table-row table:style-name="Table13.2">
            <table:table-cell table:style-name="Table13.A3" office:value-type="string">
              <text:p text:style-name="P58"><text:bookmark-start text:name="Text75"/><text:s/>FORMTEXT <text:span text:style-name="T22">MNSES910</text:span><text:span text:style-name="T18">0</text:span><text:bookmark-end text:name="Text75"/></text:p>
            </table:table-cell>
            <table:table-cell table:style-name="Table13.A3" office:value-type="string">
              <text:p text:style-name="P58"><text:bookmark-start text:name="Text104"/><text:s/>FORMTEXT <text:span text:style-name="T22">Science, Ethics and Societ</text:span><text:span text:style-name="T18">y</text:span><text:bookmark-end text:name="Text104"/></text:p>
            </table:table-cell>
            <table:table-cell table:style-name="Table13.A3" office:value-type="string">
              <text:p text:style-name="P58"><text:bookmark-start text:name="Text84"/><text:s/>FORMTEXT <text:span text:style-name="T22">Ui</text:span><text:span text:style-name="T18">O</text:span><text:bookmark-end text:name="Text84"/></text:p>
            </table:table-cell>
            <table:table-cell table:style-name="Table13.A3" office:value-type="string">
              <text:p text:style-name="P52"><text:bookmark-start text:name="Text93"/><text:s/>FORMTEXT <text:span text:style-name="T22">Høst/201</text:span><text:span text:style-name="T18">0</text:span><text:bookmark-end text:name="Text93"/></text:p>
            </table:table-cell>
            <table:table-cell table:style-name="Table13.E3" office:value-type="string">
              <text:p text:style-name="P58"><text:bookmark-start text:name="Text105"/><text:s/>FORMTEXT <text:span text:style-name="T18">5</text:span><text:bookmark-end text:name="Text105"/></text:p>
            </table:table-cell>
          </table:table-row>
          <table:table-row table:style-name="Table13.2">
            <table:table-cell table:style-name="Table13.A3" office:value-type="string">
              <text:p text:style-name="P58"><text:bookmark-start text:name="Text76"/><text:s/>FORMTEXT <text:span text:style-name="T22">    </text:span><text:span text:style-name="T18"> </text:span><text:bookmark-end text:name="Text76"/></text:p>
            </table:table-cell>
            <table:table-cell table:style-name="Table13.A3" office:value-type="string">
              <text:p text:style-name="P58"><text:bookmark-start text:name="Text106"/><text:s/>FORMTEXT <text:span text:style-name="T22">    </text:span><text:span text:style-name="T18"> </text:span><text:bookmark-end text:name="Text106"/></text:p>
            </table:table-cell>
            <table:table-cell table:style-name="Table13.A3" office:value-type="string">
              <text:p text:style-name="P58"><text:s/>FORMTEXT <text:span text:style-name="T22">    </text:span><text:span text:style-name="T18"> </text:span></text:p>
            </table:table-cell>
            <table:table-cell table:style-name="Table13.A3" office:value-type="string">
              <text:p text:style-name="P52"><text:bookmark-start text:name="Text94"/><text:s/>FORMTEXT <text:span text:style-name="T22">    </text:span><text:span text:style-name="T18"> </text:span><text:bookmark-end text:name="Text94"/></text:p>
            </table:table-cell>
            <table:table-cell table:style-name="Table13.E3" office:value-type="string">
              <text:p text:style-name="P58"><text:bookmark-start text:name="Text107"/><text:s/>FORMTEXT <text:span text:style-name="T22"> </text:span><text:span text:style-name="T18"> </text:span><text:bookmark-end text:name="Text107"/></text:p>
            </table:table-cell>
          </table:table-row>
          <table:table-row table:style-name="Table13.2">
            <table:table-cell table:style-name="Table13.A3" office:value-type="string">
              <text:p text:style-name="P58"><text:bookmark-start text:name="Text77"/><text:s/>FORMTEXT <text:span text:style-name="T22">    </text:span><text:span text:style-name="T18"> </text:span><text:bookmark-end text:name="Text77"/></text:p>
            </table:table-cell>
            <table:table-cell table:style-name="Table13.A3" office:value-type="string">
              <text:p text:style-name="P58"><text:bookmark-start text:name="Text108"/><text:s/>FORMTEXT <text:span text:style-name="T22">    </text:span><text:span text:style-name="T18"> </text:span><text:bookmark-end text:name="Text108"/></text:p>
            </table:table-cell>
            <table:table-cell table:style-name="Table13.A3" office:value-type="string">
              <text:p text:style-name="P58"><text:bookmark-start text:name="Text86"/><text:s/>FORMTEXT <text:span text:style-name="T22">    </text:span><text:span text:style-name="T18"> </text:span><text:bookmark-end text:name="Text86"/></text:p>
            </table:table-cell>
            <table:table-cell table:style-name="Table13.A3" office:value-type="string">
              <text:p text:style-name="P52"><text:bookmark-start text:name="Text95"/><text:s/>FORMTEXT <text:span text:style-name="T22">    </text:span><text:span text:style-name="T18"> </text:span><text:bookmark-end text:name="Text95"/></text:p>
            </table:table-cell>
            <table:table-cell table:style-name="Table13.E3" office:value-type="string">
              <text:p text:style-name="P58"><text:bookmark-start text:name="Text109"/><text:s/>FORMTEXT <text:span text:style-name="T22"> </text:span><text:span text:style-name="T18"> </text:span><text:bookmark-end text:name="Text109"/></text:p>
            </table:table-cell>
          </table:table-row>
          <table:table-row table:style-name="Table13.2">
            <table:table-cell table:style-name="Table13.A3" office:value-type="string">
              <text:p text:style-name="P58"><text:bookmark-start text:name="Text78"/><text:s/>FORMTEXT <text:span text:style-name="T22">    </text:span><text:span text:style-name="T18"> </text:span><text:bookmark-end text:name="Text78"/></text:p>
            </table:table-cell>
            <table:table-cell table:style-name="Table13.A3" office:value-type="string">
              <text:p text:style-name="P58"><text:bookmark-start text:name="Text110"/><text:s/>FORMTEXT <text:span text:style-name="T22">    </text:span><text:span text:style-name="T18"> </text:span><text:bookmark-end text:name="Text110"/></text:p>
            </table:table-cell>
            <table:table-cell table:style-name="Table13.A3" office:value-type="string">
              <text:p text:style-name="P58"><text:bookmark-start text:name="Text87"/><text:s/>FORMTEXT <text:span text:style-name="T22">    </text:span><text:span text:style-name="T18"> </text:span><text:bookmark-end text:name="Text87"/></text:p>
            </table:table-cell>
            <table:table-cell table:style-name="Table13.A3" office:value-type="string">
              <text:p text:style-name="P52"><text:bookmark-start text:name="Text96"/><text:s/>FORMTEXT <text:span text:style-name="T22">    </text:span><text:span text:style-name="T18"> </text:span><text:bookmark-end text:name="Text96"/></text:p>
            </table:table-cell>
            <table:table-cell table:style-name="Table13.E3" office:value-type="string">
              <text:p text:style-name="P58"><text:bookmark-start text:name="Text111"/><text:s/>FORMTEXT <text:span text:style-name="T22"> </text:span><text:span text:style-name="T18"> </text:span><text:bookmark-end text:name="Text111"/></text:p>
            </table:table-cell>
          </table:table-row>
          <table:table-row table:style-name="Table13.2">
            <table:table-cell table:style-name="Table13.A3" office:value-type="string">
              <text:p text:style-name="P58"><text:bookmark-start text:name="Text79"/><text:s/>FORMTEXT <text:span text:style-name="T22">    </text:span><text:span text:style-name="T18"> </text:span><text:bookmark-end text:name="Text79"/></text:p>
            </table:table-cell>
            <table:table-cell table:style-name="Table13.A3" office:value-type="string">
              <text:p text:style-name="P58"><text:bookmark-start text:name="Text112"/><text:s/>FORMTEXT <text:span text:style-name="T22">    </text:span><text:span text:style-name="T18"> </text:span><text:bookmark-end text:name="Text112"/></text:p>
            </table:table-cell>
            <table:table-cell table:style-name="Table13.A3" office:value-type="string">
              <text:p text:style-name="P58"><text:bookmark-start text:name="Text88"/><text:s/>FORMTEXT <text:span text:style-name="T22">    </text:span><text:span text:style-name="T18"> </text:span><text:bookmark-end text:name="Text88"/></text:p>
            </table:table-cell>
            <table:table-cell table:style-name="Table13.A3" office:value-type="string">
              <text:p text:style-name="P52"><text:bookmark-start text:name="Text97"/><text:s/>FORMTEXT <text:span text:style-name="T22">    </text:span><text:span text:style-name="T18"> </text:span><text:bookmark-end text:name="Text97"/></text:p>
            </table:table-cell>
            <table:table-cell table:style-name="Table13.E3" office:value-type="string">
              <text:p text:style-name="P58"><text:bookmark text:name="Unnamed"/><text:s/>FORMTEXT <text:span text:style-name="T22"> </text:span><text:span text:style-name="T18"> </text:span></text:p>
            </table:table-cell>
          </table:table-row>
          <table:table-row table:style-name="Table13.10">
            <table:table-cell table:style-name="Table13.A3" office:value-type="string">
              <text:p text:style-name="P46"><text:s/>FORMTEXT <text:span text:style-name="T22">    </text:span><text:span text:style-name="T18"> </text:span></text:p>
            </table:table-cell>
            <table:table-cell table:style-name="Table13.A3" office:value-type="string">
              <text:p text:style-name="P58"><text:bookmark-start text:name="Text163"/><text:s/>FORMTEXT <text:span text:style-name="T22">    </text:span><text:span text:style-name="T18"> </text:span><text:bookmark-end text:name="Text163"/></text:p>
            </table:table-cell>
            <table:table-cell table:style-name="Table13.A3" office:value-type="string">
              <text:p text:style-name="P58"><text:s/>FORMTEXT <text:span text:style-name="T22">    </text:span><text:span text:style-name="T18"> </text:span></text:p>
            </table:table-cell>
            <table:table-cell table:style-name="Table13.A3" office:value-type="string">
              <text:p text:style-name="P52"><text:s/>FORMTEXT <text:span text:style-name="T22">    </text:span><text:span text:style-name="T18"> </text:span></text:p>
            </table:table-cell>
            <table:table-cell table:style-name="Table13.E3" office:value-type="string">
              <text:p text:style-name="P58"><text:bookmark-start text:name="Text166"/><text:s/>FORMTEXT <text:span text:style-name="T22"> </text:span><text:span text:style-name="T18"> </text:span><text:bookmark-end text:name="Text166"/></text:p>
            </table:table-cell>
          </table:table-row>
        </table:table>
        <text:p text:style-name="P64">Tidsplan for avhandlinge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7">Semester</text:p>
            </table:table-cell>
            <table:table-cell table:style-name="Table14.A1" office:value-type="string">
              <text:p text:style-name="P57">År</text:p>
            </table:table-cell>
            <table:table-cell table:style-name="Table14.C1" office:value-type="string">
              <text:p text:style-name="P57">Gjøremål</text:p>
              <text:p text:style-name="P56">(laboratorie-/feltarbeid, publiseringer, prøveforelesning, disputas ol.)</text:p>
            </table:table-cell>
          </table:table-row>
          <table:table-row table:style-name="Table14.2">
            <table:table-cell table:style-name="Table14.A1" office:value-type="string">
              <text:p text:style-name="P52"><text:bookmark-start text:name="Text117"/><text:s/>FORMTEXT <text:span text:style-name="T22">Høs</text:span><text:span text:style-name="T18">t</text:span><text:bookmark-end text:name="Text117"/></text:p>
            </table:table-cell>
            <table:table-cell table:style-name="Table14.A1" office:value-type="string">
              <text:p text:style-name="P52"><text:bookmark-start text:name="Text126"/><text:s/>FORMTEXT <text:span text:style-name="T22">2009</text:span><text:bookmark-end text:name="Text126"/></text:p>
            </table:table-cell>
            <table:table-cell table:style-name="Table14.C1" office:value-type="string">
              <text:p text:style-name="P58"><text:bookmark-start text:name="Text127"/><text:s/>FORMTEXT <text:bookmark-end text:name="Text127"/></text:p>
            </table:table-cell>
          </table:table-row>
          <table:table-row table:style-name="Table14.2">
            <table:table-cell table:style-name="Table14.A1" office:value-type="string">
              <text:p text:style-name="P52"><text:bookmark-start text:name="Text113"/><text:s/>FORMTEXT <text:span text:style-name="T22">Vå</text:span><text:span text:style-name="T18">r</text:span><text:bookmark-end text:name="Text113"/></text:p>
            </table:table-cell>
            <table:table-cell table:style-name="Table14.A1" office:value-type="string">
              <text:p text:style-name="P52"><text:bookmark-start text:name="Text114"/><text:s/>FORMTEXT <text:span text:style-name="T22">2010</text:span><text:bookmark-end text:name="Text114"/></text:p>
            </table:table-cell>
            <table:table-cell table:style-name="Table14.C1" office:value-type="string">
              <text:p text:style-name="P58"><text:bookmark-start text:name="Text115"/><text:s/>FORMTEXT <text:bookmark-end text:name="Text115"/></text:p>
            </table:table-cell>
          </table:table-row>
          <table:table-row table:style-name="Table14.2">
            <table:table-cell table:style-name="Table14.A1" office:value-type="string">
              <text:p text:style-name="P52"><text:bookmark-start text:name="Text116"/><text:s/>FORMTEXT <text:span text:style-name="T22">Høs</text:span><text:span text:style-name="T18">t</text:span><text:bookmark-end text:name="Text116"/></text:p>
            </table:table-cell>
            <table:table-cell table:style-name="Table14.A1" office:value-type="string">
              <text:p text:style-name="P52"><text:bookmark-start text:name="Text118"/><text:s/>FORMTEXT <text:span text:style-name="T18">2010</text:span><text:bookmark-end text:name="Text118"/></text:p>
            </table:table-cell>
            <table:table-cell table:style-name="Table14.C1" office:value-type="string">
              <text:p text:style-name="P58"><text:bookmark-start text:name="Text119"/><text:s/>FORMTEXT <text:bookmark-end text:name="Text119"/></text:p>
            </table:table-cell>
          </table:table-row>
          <table:table-row table:style-name="Table14.2">
            <table:table-cell table:style-name="Table14.A1" office:value-type="string">
              <text:p text:style-name="P52"><text:bookmark-start text:name="Text120"/><text:s/>FORMTEXT <text:span text:style-name="T22">Vå</text:span><text:span text:style-name="T18">r</text:span><text:bookmark-end text:name="Text120"/></text:p>
            </table:table-cell>
            <table:table-cell table:style-name="Table14.A1" office:value-type="string">
              <text:p text:style-name="P52"><text:bookmark-start text:name="Text121"/><text:s/>FORMTEXT <text:span text:style-name="T22">2011</text:span><text:bookmark-end text:name="Text121"/></text:p>
            </table:table-cell>
            <table:table-cell table:style-name="Table14.C1" office:value-type="string">
              <text:p text:style-name="P58"><text:bookmark-start text:name="Text122"/><text:s/>FORMTEXT <text:bookmark-end text:name="Text122"/></text:p>
            </table:table-cell>
          </table:table-row>
          <table:table-row table:style-name="Table14.2">
            <table:table-cell table:style-name="Table14.A1" office:value-type="string">
              <text:p text:style-name="P52"><text:bookmark-start text:name="Text123"/><text:s/>FORMTEXT <text:span text:style-name="T22">Høs</text:span><text:span text:style-name="T18">t</text:span><text:bookmark-end text:name="Text123"/></text:p>
            </table:table-cell>
            <table:table-cell table:style-name="Table14.A1" office:value-type="string">
              <text:p text:style-name="P52"><text:bookmark-start text:name="Text124"/><text:s/>FORMTEXT <text:span text:style-name="T22">2011</text:span><text:bookmark-end text:name="Text124"/></text:p>
            </table:table-cell>
            <table:table-cell table:style-name="Table14.C1" office:value-type="string">
              <text:p text:style-name="P58"><text:bookmark-start text:name="Text125"/><text:s/>FORMTEXT <text:bookmark-end text:name="Text125"/></text:p>
            </table:table-cell>
          </table:table-row>
          <table:table-row table:style-name="Table14.2">
            <table:table-cell table:style-name="Table14.A1" office:value-type="string">
              <text:p text:style-name="P52"><text:bookmark-start text:name="Text128"/><text:s/>FORMTEXT <text:span text:style-name="T22">Vå</text:span><text:span text:style-name="T18">r</text:span><text:bookmark-end text:name="Text128"/></text:p>
            </table:table-cell>
            <table:table-cell table:style-name="Table14.A1" office:value-type="string">
              <text:p text:style-name="P52"><text:bookmark-start text:name="Text129"/><text:s/>FORMTEXT <text:span text:style-name="T22">2012</text:span><text:bookmark-end text:name="Text129"/></text:p>
            </table:table-cell>
            <table:table-cell table:style-name="Table14.C1" office:value-type="string">
              <text:p text:style-name="P58"><text:bookmark-start text:name="Text130"/><text:s/>FORMTEXT <text:span text:style-name="T22">Sammenfatning av doktorgrad/avhandling, prøveforelesning og disputas</text:span><text:span text:style-name="T18">.</text:span><text:bookmark-end text:name="Text130"/></text:p>
            </table:table-cell>
          </table:table-row>
          <table:table-row table:style-name="Table14.2">
            <table:table-cell table:style-name="Table14.A1" office:value-type="string">
              <text:p text:style-name="P52"><text:bookmark-start text:name="Text133"/><text:s/>FORMTEXT <text:span text:style-name="T22">    </text:span><text:span text:style-name="T18"> </text:span><text:bookmark-end text:name="Text133"/></text:p>
            </table:table-cell>
            <table:table-cell table:style-name="Table14.A1" office:value-type="string">
              <text:p text:style-name="P52"><text:bookmark-start text:name="Text140"/><text:s/>FORMTEXT <text:span text:style-name="T22">   </text:span><text:span text:style-name="T18"> </text:span><text:bookmark-end text:name="Text140"/></text:p>
            </table:table-cell>
            <table:table-cell table:style-name="Table14.C1" office:value-type="string">
              <text:p text:style-name="P58"><text:bookmark-start text:name="Text141"/><text:s/>FORMTEXT <text:span text:style-name="T22">    </text:span><text:span text:style-name="T18"> </text:span><text:bookmark-end text:name="Text141"/></text:p>
            </table:table-cell>
          </table:table-row>
          <table:table-row table:style-name="Table14.2">
            <table:table-cell table:style-name="Table14.A1" office:value-type="string">
              <text:p text:style-name="P52"><text:bookmark text:name="Text142"/><text:s/>FORMTEXT <text:span text:style-name="T22">    </text:span><text:span text:style-name="T18"> </text:span></text:p>
            </table:table-cell>
            <table:table-cell table:style-name="Table14.A1" office:value-type="string">
              <text:p text:style-name="P52"><text:bookmark text:name="Text143"/><text:s/>FORMTEXT <text:span text:style-name="T22">   </text:span><text:span text:style-name="T18"> </text:span></text:p>
            </table:table-cell>
            <table:table-cell table:style-name="Table14.C1" office:value-type="string">
              <text:p text:style-name="P58"><text:bookmark-start text:name="Text144"/><text:s/>FORMTEXT <text:span text:style-name="T22">    </text:span><text:span text:style-name="T18"> </text:span><text:bookmark-end text:name="Text144"/></text:p>
            </table:table-cell>
          </table:table-row>
          <table:table-row table:style-name="Table14.2">
            <table:table-cell table:style-name="Table14.A1" office:value-type="string">
              <text:p text:style-name="P52"><text:bookmark-start text:name="Text155"/><text:s/>FORMTEXT <text:span text:style-name="T22">    </text:span><text:span text:style-name="T18"> </text:span><text:bookmark-end text:name="Text155"/></text:p>
            </table:table-cell>
            <table:table-cell table:style-name="Table14.A1" office:value-type="string">
              <text:p text:style-name="P52"><text:s/>FORMTEXT <text:span text:style-name="T22">   </text:span><text:span text:style-name="T18"> </text:span></text:p>
            </table:table-cell>
            <table:table-cell table:style-name="Table14.C1" office:value-type="string">
              <text:p text:style-name="P58"><text:bookmark-start text:name="Text156"/><text:s/>FORMTEXT <text:span text:style-name="T22">    </text:span><text:span text:style-name="T18"> </text:span><text:bookmark-end text:name="Text156"/></text:p>
            </table:table-cell>
          </table:table-row>
          <table:table-row table:style-name="Table14.11">
            <table:table-cell table:style-name="Table14.A1" office:value-type="string">
              <text:p text:style-name="P52"><text:bookmark-start text:name="Text167"/><text:s/>FORMTEXT <text:span text:style-name="T22">    </text:span><text:span text:style-name="T18"> </text:span><text:bookmark-end text:name="Text167"/></text:p>
            </table:table-cell>
            <table:table-cell table:style-name="Table14.A1" office:value-type="string">
              <text:p text:style-name="P52"><text:bookmark-start text:name="Text168"/><text:s/>FORMTEXT <text:soft-page-break/><text:span text:style-name="T22">   </text:span><text:span text:style-name="T18"> </text:span><text:bookmark-end text:name="Text168"/></text:p>
            </table:table-cell>
            <table:table-cell table:style-name="Table14.C1" office:value-type="string">
              <text:p text:style-name="P58"><text:bookmark-start text:name="Text169"/><text:s/>FORMTEXT <text:span text:style-name="T22">    </text:span><text:span text:style-name="T18"> </text:span><text:bookmark-end text:name="Text169"/></text:p>
            </table:table-cell>
          </table:table-row>
        </table:table>
        <text:p text:style-name="P48"/>
        <text:p text:style-name="P64">Finansiering:</text:p>
        <text:p text:style-name="P1"><text:span text:style-name="T3">Kandidaten er</text:span><text:span text:style-name="T3"> finansiert av:</text:span></text:p>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h text:style-name="P45" text:outline-level="2">Finansieringskilde</text:h>
            </table:table-cell>
            <table:table-cell table:style-name="Table15.B1" table:number-columns-spanned="2" office:value-type="string">
              <text:h text:style-name="P45" text:outline-level="2">Periode</text:h>
            </table:table-cell>
            <table:covered-table-cell/>
          </table:table-row>
          <table:table-row table:style-name="Table15.2">
            <table:covered-table-cell/>
            <table:table-cell table:style-name="Table15.A1" office:value-type="string">
              <text:p text:style-name="P18">fom. (dd.mm.åå)</text:p>
            </table:table-cell>
            <table:table-cell table:style-name="Table15.B1" office:value-type="string">
              <text:p text:style-name="P18">t.o.m. (dd.mm.åå)</text:p>
            </table:table-cell>
          </table:table-row>
          <table:table-row table:style-name="Table15.3">
            <table:table-cell table:style-name="Table15.A1" office:value-type="string">
              <text:p text:style-name="P10"><text:bookmark-start text:name="Text145"/><text:s/>FORMTEXT <text:span text:style-name="T20">CMA, Ui</text:span><text:span text:style-name="T21">O</text:span><text:bookmark-end text:name="Text145"/></text:p>
            </table:table-cell>
            <table:table-cell table:style-name="Table15.A1" office:value-type="string">
              <text:p text:style-name="P10"><text:bookmark-start text:name="Text146"/><text:s/>FORMTEXT <text:span text:style-name="T20">?.08.2009</text:span><text:bookmark-end text:name="Text146"/></text:p>
            </table:table-cell>
            <table:table-cell table:style-name="Table15.B1" office:value-type="string">
              <text:p text:style-name="P10"><text:bookmark-start text:name="Text149"/><text:s/>FORMTEXT <text:span text:style-name="T21">?082012</text:span><text:bookmark-end text:name="Text149"/></text:p>
            </table:table-cell>
          </table:table-row>
          <table:table-row table:style-name="Table15.3">
            <table:table-cell table:style-name="Table15.A1" office:value-type="string">
              <text:p text:style-name="P10"><text:bookmark-start text:name="Text152"/><text:s/>FORMTEXT <text:span text:style-name="T20">    </text:span><text:span text:style-name="T21"> </text:span><text:bookmark-end text:name="Text152"/></text:p>
            </table:table-cell>
            <table:table-cell table:style-name="Table15.A1" office:value-type="string">
              <text:p text:style-name="P10"><text:bookmark-start text:name="Text147"/><text:s/>FORMTEXT <text:span text:style-name="T20">    </text:span><text:span text:style-name="T21"> </text:span><text:bookmark-end text:name="Text147"/></text:p>
            </table:table-cell>
            <table:table-cell table:style-name="Table15.B1" office:value-type="string">
              <text:p text:style-name="P10"><text:bookmark-start text:name="Text150"/><text:s/>FORMTEXT <text:span text:style-name="T20">    </text:span><text:span text:style-name="T21"> </text:span><text:bookmark-end text:name="Text150"/></text:p>
            </table:table-cell>
          </table:table-row>
          <table:table-row table:style-name="Table15.3">
            <table:table-cell table:style-name="Table15.A1" office:value-type="string">
              <text:p text:style-name="P10"><text:bookmark-start text:name="Text153"/><text:s/>FORMTEXT <text:span text:style-name="T20">    </text:span><text:span text:style-name="T21"> </text:span><text:bookmark-end text:name="Text153"/></text:p>
            </table:table-cell>
            <table:table-cell table:style-name="Table15.A1" office:value-type="string">
              <text:p text:style-name="P10"><text:bookmark-start text:name="Text148"/><text:s/>FORMTEXT <text:span text:style-name="T20">    </text:span><text:span text:style-name="T21"> </text:span><text:bookmark-end text:name="Text148"/></text:p>
            </table:table-cell>
            <table:table-cell table:style-name="Table15.B1" office:value-type="string">
              <text:p text:style-name="P10"><text:bookmark-start text:name="Text151"/><text:s/>FORMTEXT <text:span text:style-name="T20">    </text:span><text:span text:style-name="T21"> </text:span><text:bookmark-end text:name="Text151"/></text:p>
            </table:table-cell>
          </table:table-row>
        </table:table>
        <text:p text:style-name="P1"/>
        <text:p text:style-name="P13">Kryss av for type finansiering (til bruk i kandidatregisteret):</text:p>
        <text:p text:style-name="P4"><text:bookmark-start text:name="Avmerking4"/><text:s/>FORMCHECKBOX <text:bookmark-end text:name="Avmerking4"/><text:span text:style-name="T3"><text:tab/>Universitetsstipend</text:span></text:p>
        <text:p text:style-name="P4"><text:s/>FORMCHECKBOX <text:span text:style-name="T3"><text:tab/>NFR stipend</text:span></text:p>
        <text:p text:style-name="P4"><text:bookmark-start text:name="Avmerking157"/><text:s/>FORMCHECKBOX <text:bookmark-end text:name="Avmerking157"/><text:span text:style-name="T3"><text:tab/>Stipend fra EU</text:span></text:p>
        <text:p text:style-name="P4"><text:bookmark-start text:name="Avmerking1"/><text:s/>FORMCHECKBOX <text:bookmark-end text:name="Avmerking1"/><text:span text:style-name="T3"><text:tab/>Finansiering via Kvoteprogrammet</text:span></text:p>
        <text:p text:style-name="P4"><text:bookmark-start text:name="Avmerking158"/><text:s/>FORMCHECKBOX <text:bookmark-end text:name="Avmerking158"/><text:span text:style-name="T3"><text:tab/>Stipend fra andre internasjonale program (inkl. NORAD)</text:span></text:p>
        <text:p text:style-name="P5"><text:bookmark-start text:name="Avmerking159"/><text:s/>FORMCHECKBOX <text:bookmark-end text:name="Avmerking159"/><text:span text:style-name="T3"><text:tab/>Stipend fra offentlig forvaltningsorgan</text:span></text:p>
        <text:p text:style-name="P6"><text:bookmark-start text:name="Avmerking160"/><text:s/>FORMCHECKBOX <text:bookmark-end text:name="Avmerking160"/><text:span text:style-name="T3"><text:tab/>Stipend fra ekstern organisasjon (ikke NFR)</text:span></text:p>
        <text:p text:style-name="P6"><text:bookmark-start text:name="Avmerking161"/><text:s/>FORMCHECKBOX <text:bookmark-end text:name="Avmerking161"/><text:span text:style-name="T3"><text:tab/>Stip. fra arbeidsgiver (ikke UiO/NFR)</text:span></text:p>
        <text:p text:style-name="P6"><text:bookmark-start text:name="Avmerking162"/><text:s/>FORMCHECKBOX <text:bookmark-end text:name="Avmerking162"/><text:span text:style-name="T3"><text:tab/>Stip. fra bedrift (som ikke er arbeidsgiver)</text:span></text:p>
        <text:p text:style-name="P7"><text:bookmark-start text:name="Avmerking163"/><text:s/>FORMCHECKBOX <text:bookmark-end text:name="Avmerking163"/><text:span text:style-name="T3"><text:tab/>Lønn i engasjementsstilling (ikke stipendiat)</text:span></text:p>
        <text:p text:style-name="P7"><text:bookmark-start text:name="Avmerking164"/><text:s/>FORMCHECKBOX <text:bookmark-end text:name="Avmerking164"/><text:span text:style-name="T3"><text:tab/>Lønn i fast stilling (ikke stipendiat)</text:span></text:p>
        <text:p text:style-name="P4"><text:bookmark-start text:name="Avmerking165"/><text:s/>FORMCHECKBOX <text:bookmark-end text:name="Avmerking165"/><text:span text:style-name="T3"><text:tab/>Egenfinansiering</text:span></text:p>
        <text:p text:style-name="P4"><text:bookmark-start text:name="Avmerking166"/><text:s/>FORMCHECKBOX <text:bookmark-end text:name="Avmerking166"/><text:span text:style-name="T3"><text:tab/>Annet, spesifiser:</text:span><text:bookmark-start text:name="Text157"/> FORMTEXT <text:span text:style-name="T8">    </text:span><text:span text:style-name="T7"> </text:span><text:bookmark-end text:name="Text157"/></text:p>
        <text:p text:style-name="P61"/>
        <text:p text:style-name="Stil_20_Overskrift_20_1_20__2b__20_Linjeavstand_3a__20__20_Halvannen">Arbeidsplass:</text:p>
        <text:p text:style-name="P13">Kandidaten skal ha arbeidsplass ved:</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14">Grunnenhet/ekstern institusjon</text:p>
              <text:p text:style-name="P1"><text:bookmark-start text:name="Text135"/><text:s/>FORMTEXT <text:span text:style-name="T23">CMA</text:span><text:bookmark-end text:name="Text135"/></text:p>
            </table:table-cell>
            <table:covered-table-cell/>
            <table:covered-table-cell/>
          </table:table-row>
          <table:table-row table:style-name="Table16.1">
            <table:table-cell table:style-name="Table16.A1" table:number-columns-spanned="3" office:value-type="string">
              <text:p text:style-name="P14">Adresse</text:p>
              <text:p text:style-name="P1"><text:bookmark-start text:name="Text136"/><text:s/>FORMTEXT <text:span text:style-name="T23">Moltke Moes vei</text:span><text:bookmark-end text:name="Text136"/></text:p>
            </table:table-cell>
            <table:covered-table-cell/>
            <table:covered-table-cell/>
          </table:table-row>
          <table:table-row table:style-name="Table16.1">
            <table:table-cell table:style-name="Table16.A3" office:value-type="string">
              <text:p text:style-name="P14">Telefon</text:p>
              <text:p text:style-name="P1"><text:bookmark-start text:name="Text137"/><text:s/>FORMTEXT <text:bookmark-end text:name="Text137"/></text:p>
            </table:table-cell>
            <table:table-cell table:style-name="Table16.A3" office:value-type="string">
              <text:p text:style-name="P14">Faks</text:p>
              <text:p text:style-name="P1"><text:bookmark-start text:name="Text138"/><text:s/>FORMTEXT <text:bookmark-end text:name="Text138"/></text:p>
            </table:table-cell>
            <table:table-cell table:style-name="Table16.A1" office:value-type="string">
              <text:p text:style-name="P14">E-post</text:p>
              <text:p text:style-name="P1"><text:bookmark-start text:name="Text139"/><text:s/>FORMTEXT <text:bookmark-end text:name="Text139"/></text:p>
            </table:table-cell>
          </table:table-row>
        </table:table>
        <text:p text:style-name="P1"/>
        <text:p text:style-name="P13"/>
        <text:p text:style-name="P1"><text:span text:style-name="T4">Skal du være tilknyttet et senter? <text:s text:c="5"/>JA </text:span><text:bookmark-start text:name="Avmerking167"/><text:s/>FORMCHECKBOX <text:bookmark-end text:name="Avmerking167"/><text:span text:style-name="T4"><text:tab/>NEI </text:span><text:bookmark-start text:name="Avmerking168"/><text:s/>FORMCHECKBOX <text:bookmark-end text:name="Avmerking168"/></text:p>
        <text:p text:style-name="P13"><text:soft-page-break/>Hvis ja, kryss av hvilket: </text:p>
        <text:p text:style-name="P1"><text:bookmark-start text:name="Avmerking169"/><text:s/>FORMCHECKBOX <text:bookmark-end text:name="Avmerking169"/><text:span text:style-name="T4"><text:s/></text:span><text:span text:style-name="T3">PGP <text:s text:c="5"/></text:span><text:bookmark-start text:name="Avmerking170"/><text:s/>FORMCHECKBOX <text:bookmark-end text:name="Avmerking170"/><text:span text:style-name="T4"><text:s/></text:span><text:span text:style-name="T3">CMA <text:s text:c="5"/></text:span><text:bookmark-start text:name="Avmerking171"/><text:s/>FORMCHECKBOX <text:bookmark-end text:name="Avmerking171"/><text:span text:style-name="T4"><text:s/></text:span><text:span text:style-name="T3">SMN <text:s text:c="5"/></text:span><text:bookmark-start text:name="Avmerking172"/><text:s/>FORMCHECKBOX <text:bookmark-end text:name="Avmerking172"/><text:span text:style-name="T4"><text:s/></text:span><text:span text:style-name="T3">CEES <text:s text:c="5"/></text:span><text:bookmark-start text:name="Avmerking173"/><text:s/>FORMCHECKBOX <text:bookmark-end text:name="Avmerking173"/><text:span text:style-name="T4"><text:s/></text:span><text:span text:style-name="T3">annet: </text:span><text:bookmark-start text:name="Text174"/><text:s/>FORMTEXT <text:span text:style-name="T8">    </text:span><text:span text:style-name="T7"> </text:span><text:bookmark-end text:name="Text174"/><text:span text:style-name="T3"> </text:span></text:p>
        <text:p text:style-name="P16"/>
        <text:p text:style-name="P1"><text:span text:style-name="T4">Skal du være tilknyttet en forskerskole?<text:tab/>JA </text:span><text:bookmark-start text:name="Avmerking175"/><text:s/>FORMCHECKBOX <text:bookmark-end text:name="Avmerking175"/><text:span text:style-name="T4"><text:tab/>NEI </text:span><text:bookmark-start text:name="Avmerking176"/><text:s/>FORMCHECKBOX <text:bookmark-end text:name="Avmerking176"/></text:p>
        <text:p text:style-name="P1"><text:span text:style-name="T3">Hvis ja, oppgi hvilken: </text:span><text:bookmark-start text:name="Text177"/><text:s/>FORMTEXT <text:span text:style-name="T8">    </text:span><text:span text:style-name="T7"> </text:span><text:bookmark-end text:name="Text177"/></text:p>
        <text:p text:style-name="P61"/>
        <text:p text:style-name="Stil_20_Overskrift_20_1_20__2b__20_Linjeavstand_3a__20__20_Halvannen">Pliktarbeid</text:p>
        <text:p text:style-name="Standard"><text:span text:style-name="T3">Pliktarbeidet utgjør i prosent av arbeidstid:</text:span><text:bookmark-start text:name="Text131"/> FORMTEXT <text:span text:style-name="T7">0</text:span><text:bookmark-end text:name="Text131"/><text:span text:style-name="T3"> %</text:span></text:p>
        <text:p text:style-name="P19"/>
        <text:p text:style-name="Standard"><text:span text:style-name="T3">Eventuelt pliktarbeidet utføres ved (arbei</text:span><text:span text:style-name="T3">dssted): </text:span><text:bookmark-start text:name="Text134"/><text:s/>FORMTEXT <text:span text:style-name="T8">    </text:span><text:span text:style-name="T7"> </text:span><text:bookmark-end text:name="Text134"/></text:p>
        <text:p text:style-name="P19"/>
        <text:p text:style-name="P11">Type pliktarbeid (kryss av, for bruk i kandidatregisteret):</text:p>
        <text:p text:style-name="P11"/>
        <text:p text:style-name="P8"><text:span text:style-name="T3">Undervisning:<text:tab/></text:span><text:bookmark-start text:name="Avmerking178"/> FORMCHECKBOX <text:bookmark-end text:name="Avmerking178"/><text:span text:style-name="T3"><text:tab/>Forskningsbistand:<text:tab/></text:span><text:bookmark-start text:name="Avmerking179"/> FORMCHECKBOX <text:bookmark-end text:name="Avmerking179"/><text:span text:style-name="T3"><text:tab/>Rådgivning/veiledning:</text:span><text:bookmark-start text:name="Avmerking180"/> FORMCHECKBOX <text:bookmark-end text:name="Avmerking180"/></text:p>
        <text:p text:style-name="P8"><text:span text:style-name="T3">Laboratoriearbeid<text:tab/></text:span><text:bookmark-start text:name="Avmerking181"/> FORMCHECKBOX <text:bookmark-end text:name="Avmerking181"/><text:span text:style-name="T3"><text:tab/>Arbeid med samlinger:<text:tab/></text:span><text:bookmark-start text:name="Avmerking182"/> FORMCHECKBOX <text:bookmark-end text:name="Avmerking182"/><text:span text:style-name="T3"><text:tab/>Administrasjon:<text:tab/></text:span><text:bookmark-start text:name="Avmerking183"/> FORMCHECKBOX <text:bookmark-end text:name="Avmerking183"/></text:p>
        <text:p text:style-name="P32"><text:span text:style-name="T3">Annet:<text:tab/></text:span><text:bookmark-start text:name="Avmerking184"/> FORMCHECKBOX <text:bookmark-end text:name="Avmerking184"/><text:span text:style-name="T3"><text:s/>, spesifiser: </text:span><text:bookmark-start text:name="Text132"/><text:s/>FORMTEXT <text:span text:style-name="T8">    </text:span><text:span text:style-name="T7"> </text:span><text:bookmark-end text:name="Text132"/><text:span text:style-name="T7"> </text:span></text:p>
        <text:p text:style-name="P21"/>
        <text:p text:style-name="P21"/>
        <table:table table:name="Table17" table:style-name="Table17">
          <table:table-column table:style-name="Table17.A"/>
          <table:table-row table:style-name="Table17.1">
            <table:table-cell table:style-name="Table17.A1" office:value-type="string">
              <text:p text:style-name="P14">Andre vilkår knyttet til tilsettingen:</text:p>
              <text:p text:style-name="P1"><text:bookmark-start text:name="Text154"/><text:s/>FORMTEXT <text:span text:style-name="T20">    </text:span><text:span text:style-name="T21"> </text:span><text:bookmark-end text:name="Text154"/></text:p>
            </table:table-cell>
          </table:table-row>
        </table:table>
        <text:p text:style-name="Stil_20_Overskrift_20_1_20__2b__20_Linjeavstand_3a__20__20_Halvannen"/>
        <text:p text:style-name="P74"><text:span text:style-name="Stil_20_Overskrift_20_1_20__2b__20_Linjeavstand_3a__20__20_Halvannen_20_Tegn">Uttalelse fra faglig hovedveileder</text:span>:</text:p>
        <table:table table:name="Table18" table:style-name="Table18">
          <table:table-column table:style-name="Table18.A"/>
          <table:table-row table:style-name="Table18.1">
            <table:table-cell table:style-name="Table18.A1" office:value-type="string">
              <text:p text:style-name="P23"/>
              <text:p text:style-name="P25">Hovedveileders vurdering av søkerens potensiale, utgangspunktet for arbeidet, del av fellesarbeid, ressurssituasjon for prosjektet, eventuelle samarbeidspartnere eller forskernettverk som søkeren skal tilknyttes etc.:</text:p>
              <text:p text:style-name="P25"/>
              <text:p text:style-name="P2"><text:bookmark-start text:name="Text158"/><text:s/>FORMTEXT <text:span text:style-name="T24">Gustav hast just finished his Master of Science thesis in Physics at the University of Helsinki, with excellent grades and results. He is writing a scientific article based on his thesis. <text:s/></text:span></text:p>
              <text:p text:style-name="P2"/>
              <text:p text:style-name="P33">Within the two years of his master thesis work, Gustav has aquired an extremely broad knowledge in quantum physics, with on average excellent results. His skills and interests are also very broad, ranging from Computation physics, mathematics <text:s/>to many-body methods for studies of quantum-mechanical systems. I perceive him as an excellent PhD candidate. I believe firmly that he will excel and that he will make many excellent contributions to Science. <text:s/>He is what I would define as the classical researcher and deserves fully to devote himself to a PhD thesis. <text:s/>He is also a very open-minded and likeable person, with good collaborative and <text:s/>interpersonal skills.</text:p>
              <text:p text:style-name="P2"><text:span text:style-name="T24">The PhD w</text:span><text:span text:style-name="T24">ill be part of the UiO-ORNL-MSU collaboration in nuclear many-body physics, which counts more than twenty people. <text:s/>Our local research group received 1.750.000 NOK for the next year under the auspices of the Norway-North-American funds. His travels to the USA will be covered from these funds. <text:s/>Furthermore, the computational quantum mechanics group at CMA and the Department of Physics UiO count now two post-docs, 7 PhD students, and almost twenty Master of Science students. <text:s/>This provides a fertile ground for a PhD research project.</text:span><text:bookmark-end text:name="Text158"/></text:p>
            </table:table-cell>
          </table:table-row>
          <table:table-row table:style-name="Table18.2">
            <table:table-cell table:style-name="Table18.A1" office:value-type="string">
              <text:p text:style-name="P15">Hovedveileders underskrift:</text:p>
            </table:table-cell>
          </table:table-row>
        </table:table>
        <text:p text:style-name="Stil_20_Overskrift_20_1_20__2b__20_Linjeavstand_3a__20__20_Halvannen"><text:soft-page-break/>Ressurser som stilles til kandidatens disposisjon (kryss av):</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69">Ressurs</text:p>
            </table:table-cell>
            <table:table-cell table:style-name="Table19.A1" office:value-type="string">
              <text:p text:style-name="P69">Ønske fra veileder</text:p>
              <text:p text:style-name="P70">(fylles ut av veileder)</text:p>
            </table:table-cell>
            <table:table-cell table:style-name="Table19.A1" office:value-type="string">
              <text:p text:style-name="P69">Ytes av</text:p>
              <text:p text:style-name="P68">grunnenhet</text:p>
              <text:p text:style-name="P70">(fylles ut av grunnenhet)</text:p>
            </table:table-cell>
            <table:table-cell table:style-name="Table19.D1" office:value-type="string">
              <text:p text:style-name="P69">Ytes av ekstern part</text:p>
              <text:p text:style-name="P70">(fylles ut av grunnenhet, hentes fra samarbeidsavtalen)</text:p>
            </table:table-cell>
          </table:table-row>
          <table:table-row table:style-name="Table19.2">
            <table:table-cell table:style-name="Table19.A1" office:value-type="string">
              <text:p text:style-name="P71">Bakgrunnsmateriale/ bakgrunnsdata</text:p>
            </table:table-cell>
            <table:table-cell table:style-name="Table19.A1" office:value-type="string">
              <text:p text:style-name="P69"><text:bookmark text:name="Avmerking5"/><text:s/>FORMCHECKBOX </text:p>
            </table:table-cell>
            <table:table-cell table:style-name="Table19.A1" office:value-type="string">
              <text:p text:style-name="P72"/>
            </table:table-cell>
            <table:table-cell table:style-name="Table19.D1" office:value-type="string">
              <text:p text:style-name="P72"/>
            </table:table-cell>
          </table:table-row>
          <table:table-row table:style-name="Table19.3">
            <table:table-cell table:style-name="Table19.A1" office:value-type="string">
              <text:p text:style-name="P71">Veileder(e)</text:p>
            </table:table-cell>
            <table:table-cell table:style-name="Table19.A1" office:value-type="string">
              <text:p text:style-name="P69"><text:s/>FORMCHECKBOX </text:p>
            </table:table-cell>
            <table:table-cell table:style-name="Table19.A1" office:value-type="string">
              <text:p text:style-name="P72"/>
            </table:table-cell>
            <table:table-cell table:style-name="Table19.D1" office:value-type="string">
              <text:p text:style-name="P72"/>
            </table:table-cell>
          </table:table-row>
          <table:table-row table:style-name="Table19.2">
            <table:table-cell table:style-name="Table19.A1" office:value-type="string">
              <text:p text:style-name="P26">Bibliotektjenester</text:p>
            </table:table-cell>
            <table:table-cell table:style-name="Table19.A1" office:value-type="string">
              <text:p text:style-name="P69"><text:s/>FORMCHECKBOX </text:p>
            </table:table-cell>
            <table:table-cell table:style-name="Table19.A1" office:value-type="string">
              <text:p text:style-name="P72"/>
            </table:table-cell>
            <table:table-cell table:style-name="Table19.D1" office:value-type="string">
              <text:p text:style-name="P72"/>
            </table:table-cell>
          </table:table-row>
          <table:table-row table:style-name="Table19.2">
            <table:table-cell table:style-name="Table19.A1" office:value-type="string">
              <text:p text:style-name="P71">Kontorplass</text:p>
            </table:table-cell>
            <table:table-cell table:style-name="Table19.A1" office:value-type="string">
              <text:p text:style-name="P69"><text:s/>FORMCHECKBOX </text:p>
            </table:table-cell>
            <table:table-cell table:style-name="Table19.A1" office:value-type="string">
              <text:p text:style-name="P72"/>
            </table:table-cell>
            <table:table-cell table:style-name="Table19.D1" office:value-type="string">
              <text:p text:style-name="P72"/>
            </table:table-cell>
          </table:table-row>
          <table:table-row table:style-name="Table19.2">
            <table:table-cell table:style-name="Table19.A1" office:value-type="string">
              <text:p text:style-name="P71">Nødvendige IT-tjenester</text:p>
            </table:table-cell>
            <table:table-cell table:style-name="Table19.A1" office:value-type="string">
              <text:p text:style-name="P69"><text:s/>FORMCHECKBOX </text:p>
            </table:table-cell>
            <table:table-cell table:style-name="Table19.A1" office:value-type="string">
              <text:p text:style-name="P72"/>
            </table:table-cell>
            <table:table-cell table:style-name="Table19.D1" office:value-type="string">
              <text:p text:style-name="P72"/>
            </table:table-cell>
          </table:table-row>
          <table:table-row table:style-name="Table19.2">
            <table:table-cell table:style-name="Table19.A1" office:value-type="string">
              <text:p text:style-name="P71">Nødvendig utstyr for gjennomføring av forskningsprosjektet</text:p>
            </table:table-cell>
            <table:table-cell table:style-name="Table19.A1" office:value-type="string">
              <text:p text:style-name="P69"><text:s/>FORMCHECKBOX </text:p>
            </table:table-cell>
            <table:table-cell table:style-name="Table19.A1" office:value-type="string">
              <text:p text:style-name="P72"/>
            </table:table-cell>
            <table:table-cell table:style-name="Table19.D1" office:value-type="string">
              <text:p text:style-name="P72"/>
            </table:table-cell>
          </table:table-row>
          <table:table-row table:style-name="Table19.8">
            <table:table-cell table:style-name="Table19.A1" office:value-type="string">
              <text:p text:style-name="P67"><text:span text:style-name="T25">*</text:span><text:span text:style-name="T26">Reise- og oppholds-utgifter ved faglige reiser og utenlands-opphold for kandidaten</text:span></text:p>
            </table:table-cell>
            <table:table-cell table:style-name="Table19.A1" office:value-type="string">
              <text:p text:style-name="P69"><text:s/>FORMCHECKBOX </text:p>
            </table:table-cell>
            <table:table-cell table:style-name="Table19.A1" office:value-type="string">
              <text:p text:style-name="P72"/>
            </table:table-cell>
            <table:table-cell table:style-name="Table19.D1" office:value-type="string">
              <text:p text:style-name="P72"/>
            </table:table-cell>
          </table:table-row>
          <table:table-row table:style-name="Table19.8">
            <table:table-cell table:style-name="Table19.A9" office:value-type="string">
              <text:p text:style-name="P34"><text:span text:style-name="T4">*</text:span><text:span text:style-name="T3">Disposisjonskonto for kandidat og veileder</text:span></text:p>
            </table:table-cell>
            <table:table-cell table:style-name="Table19.A1" office:value-type="string">
              <text:p text:style-name="P69"><text:s/>FORMCHECKBOX </text:p>
            </table:table-cell>
            <table:table-cell table:style-name="Table19.A1" office:value-type="string">
              <text:p text:style-name="P72"/>
            </table:table-cell>
            <table:table-cell table:style-name="Table19.D1" office:value-type="string">
              <text:p text:style-name="P72"/>
            </table:table-cell>
          </table:table-row>
        </table:table>
        <text:p text:style-name="Stil_20_Overskrift_20_1_20__2b__20_Linjeavstand_3a__20__20_Halvannen"><text:span text:style-name="T27">*</text:span><text:span text:style-name="T1"> </text:span><text:span text:style-name="T2">utover ordinære driftsmidler</text:span></text:p>
        <text:p text:style-name="P41"/>
        <table:table table:name="Table20" table:style-name="Table20">
          <table:table-column table:style-name="Table20.A"/>
          <table:table-row table:style-name="Table20.1">
            <table:table-cell table:style-name="Table20.A1" office:value-type="string">
              <text:p text:style-name="P26">Hvem bidrar med midler til reise/oppholds-utgifter og/eller disposisjonskonto, og hva kan pengene brukes til?</text:p>
              <text:p text:style-name="P9"><text:s/>FORMTEXT <text:span text:style-name="T20">CMA, midler for Nord-Amerika satsning. Brukes til reise og pr. diem</text:span><text:span text:style-name="T21">.</text:span></text:p>
            </table:table-cell>
          </table:table-row>
        </table:table>
        <text:p text:style-name="P40"/>
        <text:p text:style-name="P41"/>
        <table:table table:name="Table21" table:style-name="Table21">
          <table:table-column table:style-name="Table21.A"/>
          <text:soft-page-break/>
          <table:table-row table:style-name="Table21.1">
            <table:table-cell table:style-name="Table21.A1" office:value-type="string">
              <text:p text:style-name="P12">Andre kommentarer:</text:p>
              <text:p text:style-name="Standard"><text:s/>FORMTEXT <text:span text:style-name="T20">    </text:span><text:span text:style-name="T21"> </text:span></text:p>
            </table:table-cell>
          </table:table-row>
        </table:table>
        <text:p text:style-name="P1"/>
        <text:p text:style-name="P66">Følgende må vedlegges søknaden, hvis den skal bli behandlet:</text:p>
        <text:p text:style-name="P44"/>
        <text:p text:style-name="P42"><text:span text:style-name="T3">1. Prosjektbeskrivelse som er spesifikk for den aktuelle søker og som fyller kravene som er gitt i punkt 5.2 i </text:span><text:span text:style-name="T9">Ph.d.-program for Det matematisk-naturvitenskapelige fakultet.</text:span><text:span text:style-name="T10"> Den skal være underskrevet av søker og alle veiledere.</text:span></text:p>
        <text:p text:style-name="P42"><text:span text:style-name="T3">2. Attestert kopi av originalt v</text:span><text:span text:style-name="T3">itnemål for avlagt hovedfag/mastergradseksamen eller tilsvarende.</text:span></text:p>
        <text:p text:style-name="P44">3. Attestert kopi av original oversikt over teoretisk pensum til cand.scient./mastergrad.</text:p>
        <text:p text:style-name="P43"><text:span text:style-name="T3">4</text:span><text:span text:style-name="T3">. Attestert kopi av vitnemål for cand. mag./bachelorgrad </text:span><text:span text:style-name="T4">ELLER</text:span><text:span text:style-name="T3"> original karakterutskrift hvor alle emner fra lavere grad inngår (ev. attestert kopi av original karakterutskrift).</text:span></text:p>
        <text:p text:style-name="P44">5. Curriculum vitae (CV).</text:p>
        <text:p text:style-name="P66"/>
        <text:p text:style-name="P66">Følgende skal vedlegges søknaden hvis det er aktuelt (kryss av):</text:p>
        <text:p text:style-name="P73">(disse vedlegg nummereres fortløpende)</text:p>
        <text:p text:style-name="P44"/>
        <text:p text:style-name="P42"><text:bookmark-start text:name="Check6"/><text:s/>FORMCHECKBOX <text:bookmark-end text:name="Check6"/><text:span text:style-name="T3"><text:s text:c="3"/>Attesterte kopier av vitnemål fra andre relevante skoler/studier</text:span></text:p>
        <text:p text:style-name="P42"><text:bookmark-start text:name="Check11"/><text:s/>FORMCHECKBOX <text:bookmark-end text:name="Check11"/><text:span text:style-name="T3"><text:s/>Beskrivelse av og offisiell sensur for eventuelle avlagte kurs/emner som skal inngå i teoretisk opplæringsdel</text:span></text:p>
        <text:p text:style-name="P42"><text:bookmark-start text:name="Check8"/><text:s/>FORMCHECKBOX <text:bookmark-end text:name="Check8"/><text:span text:style-name="T3"><text:s text:c="3"/>Publikasjonsliste</text:span></text:p>
        <text:p text:style-name="P42"><text:bookmark-start text:name="Check9"/><text:s/>FORMCHECKBOX <text:bookmark-end text:name="Check9"/><text:span text:style-name="T3"><text:s text:c="3"/>For utenlandsk utdanning: vurdering av utdanningen fra MN-fakultetet eller NOKUT</text:span></text:p>
        <text:p text:style-name="P42"><text:bookmark-start text:name="Check185"/><text:s/>FORMCHECKBOX <text:bookmark-end text:name="Check185"/><text:span text:style-name="T3"><text:s/>For utenlandsk utdanning: offisiell beskrivelse av karaktersystemet fra den institusjonen hvor utdanningen er avlagt (</text:span><text:span text:style-name="T4">MÅ legges ved</text:span><text:span text:style-name="T3">)</text:span></text:p>
        <text:p text:style-name="P42"><text:bookmark-start text:name="Check10"/><text:s/>FORMCHECKBOX <text:bookmark-end text:name="Check10"/><text:span text:style-name="T3"><text:s text:c="2"/>Beskrivelse av eventuelt spesialpensum</text:span></text:p>
        <text:p text:style-name="P38"><text:span text:style-name="T28">Følgende skal fylles ut av </text:span><text:span text:style-name="T28">grunnenheten:</text:span></text:p>
        <text:p text:style-name="P16"/>
        <text:p text:style-name="P1"><text:span text:style-name="T4">Innstiller grunnenheten opptak (må krysses av)?<text:tab/>JA <text:s/></text:span><text:span text:style-name="T29">□</text:span> <text:s text:c="3"/><text:span text:style-name="T4">NEI <text:s/></text:span><text:span text:style-name="T29">□</text:span> <text:s/></text:p>
        <text:p text:style-name="P13"/>
        <table:table table:name="Table22" table:style-name="Table22">
          <table:table-column table:style-name="Table22.A"/>
          <table:table-row table:style-name="Table22.1">
            <table:table-cell table:style-name="Table22.A1" office:value-type="string">
              <text:p text:style-name="P3"><text:span text:style-name="T3">Ph.d.-utvalgets begrunnelse for innstillingen</text:span><text:span text:style-name="T21"> (må fylles ut)</text:span><text:span text:style-name="T3">:</text:span></text:p>
              <text:p text:style-name="P13"/>
            </table:table-cell>
          </table:table-row>
          <table:table-row table:style-name="Table22.2">
            <table:table-cell table:style-name="Table22.A1" office:value-type="string">
              <text:p text:style-name="P35">Underskrift av ph.d.-utvalgsleder:</text:p>
            </table:table-cell>
          </table:table-row>
        </table:table>
        <text:p text:style-name="P1"/>
        <text:p text:style-name="P13">Partene i denne avtalen bekrefter at de har satt seg inn i gjeldende regler for forskerutdanning samt de forskningsetiske prinsipper som gjelder for fagområdet. </text:p>
        <text:p text:style-name="P13"/>
        <text:p text:style-name="P13"/>
        <text:p text:style-name="P13"/>
        <text:p text:style-name="P13"/>
        <text:p text:style-name="P22">_______________________________<text:tab/><text:tab/>_______________________________</text:p>
        <text:p text:style-name="P27">dato og signatur, ph. d.-kandidat <text:tab/><text:tab/><text:tab/>dato og signatur, hovedveileder</text:p>
        <text:p text:style-name="P20"/>
        <text:p text:style-name="P28"/>
        <text:p text:style-name="P28"/>
        <text:p text:style-name="P28"/>
        <text:p text:style-name="P28"/>
        <text:p text:style-name="P24">__________________________________<text:tab/>__________________________________</text:p>
        <text:p text:style-name="P29">dato og signatur, medveileder I<text:tab/><text:tab/>dato og signatur, medveileder II</text:p>
        <text:p text:style-name="P28"/>
        <text:p text:style-name="P28"/>
        <text:p text:style-name="P63"/>
        <text:p text:style-name="P63"><text:tab/></text:p>
        <text:p text:style-name="P62"><text:span text:style-name="T15"><text:s text:c="2"/><text:tab/></text:span></text:p>
        <text:p text:style-name="P24">_________________________________<text:tab/>__________________________________</text:p>
        <text:p text:style-name="P29">dato og signatur, grunnenhet<text:tab/><text:tab/>dato og signatur, MN-fakultetet</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Mincho" svg:font-family="'MS Mincho', 'ＭＳ 明朝'" style:font-family-generic="modern"/>
    <style:font-face style:name="Monaco" svg:font-family="Monaco, '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GB"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line-height="150%" fo:keep-with-next="always"/>
      <style:text-properties fo:language="nb" fo:country="NO"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font-size-complex="10pt"/>
    </style:style>
    <style:style style:name="Stil_20_Overskrift_20_1_20__2b__20_Linjeavstand_3a__20__20_Halvannen" style:display-name="Stil Overskrift 1 + Linjeavstand:  Halvannen" style:family="paragraph" style:parent-style-name="Heading_20_1" style:list-style-name="">
      <style:paragraph-properties fo:margin-left="0in" fo:margin-right="0in" fo:text-indent="0in" style:auto-text-indent="false"/>
      <style:text-properties fo:font-size="13pt" style:font-size-asian="13pt" style:font-weight-complex="bold"/>
    </style:style>
    <style:style style:name="Body_20_Text_20_2" style:display-name="Body Text 2" style:family="paragraph" style:parent-style-name="Standard">
      <style:paragraph-properties fo:margin-left="0in" fo:margin-right="0.0043in" fo:line-height="15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list-style-name="">
      <style:paragraph-properties fo:margin-left="0in" fo:margin-right="0in" fo:text-indent="0in" style:auto-text-indent="fals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Absatz-Standardschriftart" style:family="text"/>
    <style:style style:name="Default_20_Paragraph_20_Font" style:display-name="Default Paragraph Font" style:family="text"/>
    <style:style style:name="_20_Char" style:display-name=" Char" style:family="text" style:parent-style-name="Default_20_Paragraph_20_Font">
      <style:text-properties fo:font-size="12pt" fo:language="nb" fo:country="NO" fo:font-weight="bold" style:font-size-asian="12pt" style:font-weight-asian="bold" style:language-complex="ar" style:country-complex="SA"/>
    </style:style>
    <style:style style:name="Stil_20_Overskrift_20_1_20__2b__20_Linjeavstand_3a__20__20_Halvannen_20_Tegn" style:display-name="Stil Overskrift 1 + Linjeavstand:  Halvannen Tegn" style:family="text" style:parent-style-name="_20_Char">
      <style:text-properties fo:font-size="13pt" style:font-size-asian="13pt"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2673in" fo:page-height="11.6925in" style:num-format="1" style:print-orientation="portrait" fo:margin-top="0.9055in" fo:margin-bottom="0.4925in" fo:margin-left="0.9846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134in" fo:margin-top="0.3744in" style:dynamic-spacing="true"/>
      </style:footer-style>
    </style:page-layout>
    <style:page-layout style:name="Mpm2">
      <style:page-layout-properties fo:page-width="8.2673in" fo:page-height="11.6925in" style:num-format="1" style:print-orientation="portrait" fo:margin-top="0.9055in" fo:margin-bottom="0.905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1" text:anchor-type="char" svg:x="7.1154in" svg:y="0.0008in" svg:width="0.1665in" svg:height="0.1909in" draw:z-index="12"><draw:text-box><text:p text:style-name="Footer"><text:span text:style-name="Page_20_Number"><text:page-number text:select-page="current">9</text:page-number></text:span></text:p></draw:text-box></draw:frame></text:p>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ØKNADS- OG AVTALESKJEMA FOR OPPTAK TIL ORGANISERT</dc:title>
    <meta:initial-creator>Merethe Bremer</meta:initial-creator>
    <meta:creation-date>2007-06-13T10:27:00</meta:creation-date>
    <dc:creator>gustavj</dc:creator>
    <dc:date>2008-08-15T11:18:00</dc:date>
    <meta:print-date>2007-02-01T17:24:00</meta:print-date>
    <meta:editing-cycles>10</meta:editing-cycles>
    <meta:editing-duration>PT01H01M00S</meta:editing-duration>
    <meta:document-statistic meta:table-count="22" meta:image-count="0" meta:object-count="0" meta:page-count="13" meta:paragraph-count="360" meta:word-count="1448" meta:character-count="11998"/>
    <meta:generator>OpenOffice.org/3.0$Linux OpenOffice.org_project/300m15$Build-9379</meta:generator>
  </office:meta>
</office:document-meta>
</file>